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15"/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7859375cm" style:use-optimal-column-width="true"/>
    </style:style>
    <style:style style:name="co5" style:family="table-column">
      <style:table-column-properties fo:break-before="auto" style:column-width="5.66208333333333cm"/>
    </style:style>
    <style:style style:name="co6" style:family="table-column">
      <style:table-column-properties fo:break-before="auto" style:column-width="1.706562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odelComparis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column table:style-name="co3" table:number-columns-repeated="15361" table:default-cell-style-name="ce1"/>
        <table:table-row table:style-name="ro1">
          <table:table-cell office:value-type="string" table:number-columns-spanned="2" table:number-rows-spanned="1" table:style-name="ce3">
            <text:p>Experimental (Liao et al., 2015)</text:p>
          </table:table-cell>
          <table:covered-table-cell/>
          <table:table-cell office:value-type="string" table:number-columns-spanned="2" table:number-rows-spanned="1" table:style-name="ce3">
            <text:p>SPH (Sun et al., 2019)</text:p>
          </table:table-cell>
          <table:covered-table-cell/>
          <table:table-cell office:value-type="string" table:number-columns-spanned="2" table:number-rows-spanned="1" table:style-name="ce3">
            <text:p>DualSPHysics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time [s]</text:p>
          </table:table-cell>
          <table:table-cell office:value-type="string" table:style-name="ce1">
            <text:p>displacement Marker1 [m]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displacement Marker1 [m]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displacement Marker1 [m] mDBC</text:p>
          </table:table-cell>
          <table:table-cell table:number-columns-repeated="16378"/>
        </table:table-row>
        <table:table-row table:style-name="ro1">
          <table:table-cell office:value-type="float" office:value="1.0775870000000001E-3" table:style-name="ce1">
            <text:p>0.001077587</text:p>
          </table:table-cell>
          <table:table-cell office:value-type="float" office:value="1.3669499999999999E-4" table:style-name="ce1">
            <text:p>0.000136695</text:p>
          </table:table-cell>
          <table:table-cell office:value-type="float" office:value="8.2377199999999996E-4" table:style-name="ce1">
            <text:p>0.000823772</text:p>
          </table:table-cell>
          <table:table-cell office:value-type="float" office:value="5.6937600000000002E-4" table:style-name="ce1">
            <text:p>0.000569376</text:p>
          </table:table-cell>
          <table:table-cell office:value-type="float" office:value="0" table:style-name="ce2">
            <text:p>0.00E+00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1.3146194E-2" table:style-name="ce1">
            <text:p>0.013146194</text:p>
          </table:table-cell>
          <table:table-cell office:value-type="float" office:value="3.4699999999999998E-6" table:style-name="ce2">
            <text:p>3.47E-06</text:p>
          </table:table-cell>
          <table:table-cell office:value-type="float" office:value="1.7821103000000001E-2" table:style-name="ce1">
            <text:p>0.017821103</text:p>
          </table:table-cell>
          <table:table-cell office:value-type="float" office:value="3.6380700000000001E-4" table:style-name="ce1">
            <text:p>0.000363807</text:p>
          </table:table-cell>
          <table:table-cell office:value-type="float" office:value="0.01" table:style-name="ce2">
            <text:p>1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2.4784133E-2" table:style-name="ce1">
            <text:p>0.024784133</text:p>
          </table:table-cell>
          <table:table-cell office:value-type="float" office:value="6.6499999999999999E-6" table:style-name="ce2">
            <text:p>6.65E-06</text:p>
          </table:table-cell>
          <table:table-cell office:value-type="float" office:value="3.2203873000000001E-2" table:style-name="ce1">
            <text:p>0.032203873</text:p>
          </table:table-cell>
          <table:table-cell office:value-type="float" office:value="2.6151499999999998E-4" table:style-name="ce1">
            <text:p>0.000261515</text:p>
          </table:table-cell>
          <table:table-cell office:value-type="float" office:value="0.02" table:style-name="ce2">
            <text:p>2.00E-02</text:p>
          </table:table-cell>
          <table:table-cell office:value-type="float" office:value="0" table:style-name="ce4">
            <text:p>0.00E+00</text:p>
          </table:table-cell>
          <table:table-cell table:style-name="ce1">
            <draw:frame draw:z-index="1" draw:id="id0" draw:style-name="a0" draw:name="Chart 2" svg:x="0.40197in" svg:y="0.07323in" svg:width="10.58268in" svg:height="4.183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.7715177000000003E-2" table:style-name="ce1">
            <text:p>0.037715177</text:p>
          </table:table-cell>
          <table:table-cell office:value-type="float" office:value="1.0200000000000001E-5" table:style-name="ce2">
            <text:p>1.02E-05</text:p>
          </table:table-cell>
          <table:table-cell office:value-type="float" office:value="5.1490063000000003E-2" table:style-name="ce1">
            <text:p>0.051490063</text:p>
          </table:table-cell>
          <table:table-cell office:value-type="float" office:value="1.5963199999999999E-4" table:style-name="ce1">
            <text:p>0.000159632</text:p>
          </table:table-cell>
          <table:table-cell office:value-type="float" office:value="0.03" table:style-name="ce2">
            <text:p>3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4.7628242000000001E-2" table:style-name="ce1">
            <text:p>0.047628242</text:p>
          </table:table-cell>
          <table:table-cell office:value-type="float" office:value="-2.6015100000000002E-4" table:style-name="ce1">
            <text:p>-0.000260151</text:p>
          </table:table-cell>
          <table:table-cell office:value-type="float" office:value="6.3258867999999996E-2" table:style-name="ce1">
            <text:p>0.063258868</text:p>
          </table:table-cell>
          <table:table-cell office:value-type="float" office:value="2.6411099999999998E-4" table:style-name="ce1">
            <text:p>0.000264111</text:p>
          </table:table-cell>
          <table:table-cell office:value-type="float" office:value="0.04" table:style-name="ce2">
            <text:p>4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5.8404112000000001E-2" table:style-name="ce1">
            <text:p>0.058404112</text:p>
          </table:table-cell>
          <table:table-cell office:value-type="float" office:value="-2.57209E-4" table:style-name="ce1">
            <text:p>-0.000257209</text:p>
          </table:table-cell>
          <table:table-cell office:value-type="float" office:value="8.4180723999999998E-2" table:style-name="ce1">
            <text:p>0.084180724</text:p>
          </table:table-cell>
          <table:table-cell office:value-type="float" office:value="3.6935599999999999E-4" table:style-name="ce1">
            <text:p>0.000369356</text:p>
          </table:table-cell>
          <table:table-cell office:value-type="float" office:value="0.05" table:style-name="ce2">
            <text:p>5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7.0041684000000007E-2" table:style-name="ce1">
            <text:p>0.070041684</text:p>
          </table:table-cell>
          <table:table-cell office:value-type="float" office:value="-3.9054999999999998E-4" table:style-name="ce1">
            <text:p>-0.00039055</text:p>
          </table:table-cell>
          <table:table-cell office:value-type="float" office:value="0.108369142" table:style-name="ce1">
            <text:p>0.108369142</text:p>
          </table:table-cell>
          <table:table-cell office:value-type="float" office:value="6.0900000000000003E-5" table:style-name="ce2">
            <text:p>6.09E-05</text:p>
          </table:table-cell>
          <table:table-cell office:value-type="float" office:value="0.06" table:style-name="ce2">
            <text:p>6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8.0817554E-2" table:style-name="ce1">
            <text:p>0.080817554</text:p>
          </table:table-cell>
          <table:table-cell office:value-type="float" office:value="-3.8760800000000001E-4" table:style-name="ce1">
            <text:p>-0.000387608</text:p>
          </table:table-cell>
          <table:table-cell office:value-type="float" office:value="0.12863661200000001" table:style-name="ce1">
            <text:p>0.128636612</text:p>
          </table:table-cell>
          <table:table-cell office:value-type="float" office:value="6.2600000000000004E-5" table:style-name="ce2">
            <text:p>6.26E-05</text:p>
          </table:table-cell>
          <table:table-cell office:value-type="float" office:value="7.0000000000000007E-2" table:style-name="ce2">
            <text:p>7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9.1593791999999993E-2" table:style-name="ce1">
            <text:p>0.091593792</text:p>
          </table:table-cell>
          <table:table-cell office:value-type="float" office:value="-2.4814699999999999E-4" table:style-name="ce1">
            <text:p>-0.000248147</text:p>
          </table:table-cell>
          <table:table-cell office:value-type="float" office:value="0.16034658800000001" table:style-name="ce1">
            <text:p>0.160346588</text:p>
          </table:table-cell>
          <table:table-cell office:value-type="float" office:value="2.7222999999999999E-4" table:style-name="ce1">
            <text:p>0.00027223</text:p>
          </table:table-cell>
          <table:table-cell office:value-type="float" office:value="0.08" table:style-name="ce2">
            <text:p>8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04954767" table:style-name="ce1">
            <text:p>0.104954767</text:p>
          </table:table-cell>
          <table:table-cell office:value-type="float" office:value="-6.5405499999999996E-4" table:style-name="ce1">
            <text:p>-0.000654055</text:p>
          </table:table-cell>
          <table:table-cell office:value-type="float" office:value="0.17472995399999999" table:style-name="ce1">
            <text:p>0.174729954</text:p>
          </table:table-cell>
          <table:table-cell office:value-type="float" office:value="2.7343300000000001E-4" table:style-name="ce1">
            <text:p>0.000273433</text:p>
          </table:table-cell>
          <table:table-cell office:value-type="float" office:value="0.09" table:style-name="ce2">
            <text:p>9.00E-02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15300706" table:style-name="ce1">
            <text:p>0.115300706</text:p>
          </table:table-cell>
          <table:table-cell office:value-type="float" office:value="-2.4167399999999999E-4" table:style-name="ce1">
            <text:p>-0.000241674</text:p>
          </table:table-cell>
          <table:table-cell office:value-type="float" office:value="0.19630500300000001" table:style-name="ce1">
            <text:p>0.196305003</text:p>
          </table:table-cell>
          <table:table-cell office:value-type="float" office:value="2.7523700000000001E-4" table:style-name="ce1">
            <text:p>0.000275237</text:p>
          </table:table-cell>
          <table:table-cell office:value-type="float" office:value="0.1" table:style-name="ce2">
            <text:p>1.0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25645541" table:style-name="ce1">
            <text:p>0.125645541</text:p>
          </table:table-cell>
          <table:table-cell office:value-type="float" office:value="-2.3884899999999999E-4" table:style-name="ce1">
            <text:p>-0.000238849</text:p>
          </table:table-cell>
          <table:table-cell office:value-type="float" office:value="0.22049580599999999" table:style-name="ce1">
            <text:p>0.220495806</text:p>
          </table:table-cell>
          <table:table-cell office:value-type="float" office:value="3.8075499999999998E-4" table:style-name="ce1">
            <text:p>0.000380755</text:p>
          </table:table-cell>
          <table:table-cell office:value-type="float" office:value="0.11" table:style-name="ce2">
            <text:p>1.1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38576585" table:style-name="ce1">
            <text:p>0.138576585</text:p>
          </table:table-cell>
          <table:table-cell office:value-type="float" office:value="-2.35319E-4" table:style-name="ce1">
            <text:p>-0.000235319</text:p>
          </table:table-cell>
          <table:table-cell office:value-type="float" office:value="0.238473821" table:style-name="ce1">
            <text:p>0.238473821</text:p>
          </table:table-cell>
          <table:table-cell office:value-type="float" office:value="1.7526799999999999E-4" table:style-name="ce1">
            <text:p>0.000175268</text:p>
          </table:table-cell>
          <table:table-cell office:value-type="float" office:value="0.12" table:style-name="ce2">
            <text:p>1.2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5064592700000001" table:style-name="ce1">
            <text:p>0.150645927</text:p>
          </table:table-cell>
          <table:table-cell office:value-type="float" office:value="-9.5500000000000004E-5" table:style-name="ce2">
            <text:p>-9.55E-05</text:p>
          </table:table-cell>
          <table:table-cell office:value-type="float" office:value="0.25057011699999998" table:style-name="ce1">
            <text:p>0.250570117</text:p>
          </table:table-cell>
          <table:table-cell office:value-type="float" office:value="3.8327000000000001E-4" table:style-name="ce1">
            <text:p>0.00038327</text:p>
          </table:table-cell>
          <table:table-cell office:value-type="float" office:value="0.13" table:style-name="ce2">
            <text:p>1.3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6055899200000001" table:style-name="ce1">
            <text:p>0.160558992</text:p>
          </table:table-cell>
          <table:table-cell office:value-type="float" office:value="-3.6583500000000001E-4" table:style-name="ce1">
            <text:p>-0.000365835</text:p>
          </table:table-cell>
          <table:table-cell office:value-type="float" office:value="0.26495229100000001" table:style-name="ce1">
            <text:p>0.264952291</text:p>
          </table:table-cell>
          <table:table-cell office:value-type="float" office:value="1.7748199999999999E-4" table:style-name="ce1">
            <text:p>0.000177482</text:p>
          </table:table-cell>
          <table:table-cell office:value-type="float" office:value="0.14000000000000001" table:style-name="ce2">
            <text:p>1.4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7090419500000001" table:style-name="ce1">
            <text:p>0.170904195</text:p>
          </table:table-cell>
          <table:table-cell office:value-type="float" office:value="-2.2649200000000001E-4" table:style-name="ce1">
            <text:p>-0.000226492</text:p>
          </table:table-cell>
          <table:table-cell office:value-type="float" office:value="0.27411011099999999" table:style-name="ce1">
            <text:p>0.274110111</text:p>
          </table:table-cell>
          <table:table-cell office:value-type="float" office:value="1.006208E-3" table:style-name="ce1">
            <text:p>0.001006208</text:p>
          </table:table-cell>
          <table:table-cell office:value-type="float" office:value="0.15" table:style-name="ce2">
            <text:p>1.5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78232154" table:style-name="ce1">
            <text:p>0.178232154</text:p>
          </table:table-cell>
          <table:table-cell office:value-type="float" office:value="-8.7999999999999998E-5" table:style-name="ce2">
            <text:p>-8.80E-05</text:p>
          </table:table-cell>
          <table:table-cell office:value-type="float" office:value="0.27736951900000001" table:style-name="ce1">
            <text:p>0.277369519</text:p>
          </table:table-cell>
          <table:table-cell office:value-type="float" office:value="-6.4944000000000004E-4" table:style-name="ce1">
            <text:p>-0.00064944</text:p>
          </table:table-cell>
          <table:table-cell office:value-type="float" office:value="0.16" table:style-name="ce2">
            <text:p>1.6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192026003" table:style-name="ce1">
            <text:p>0.192026003</text:p>
          </table:table-cell>
          <table:table-cell office:value-type="float" office:value="1.8883100000000001E-4" table:style-name="ce1">
            <text:p>0.000188831</text:p>
          </table:table-cell>
          <table:table-cell office:value-type="float" office:value="0.28127973699999997" table:style-name="ce1">
            <text:p>0.281279737</text:p>
          </table:table-cell>
          <table:table-cell office:value-type="float" office:value="-2.822508E-3" table:style-name="ce1">
            <text:p>-0.002822508</text:p>
          </table:table-cell>
          <table:table-cell office:value-type="float" office:value="0.17" table:style-name="ce2">
            <text:p>1.7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04957047" table:style-name="ce1">
            <text:p>0.204957047</text:p>
          </table:table-cell>
          <table:table-cell office:value-type="float" office:value="1.9236200000000001E-4" table:style-name="ce1">
            <text:p>0.000192362</text:p>
          </table:table-cell>
          <table:table-cell office:value-type="float" office:value="0.28500783099999999" table:style-name="ce1">
            <text:p>0.285007831</text:p>
          </table:table-cell>
          <table:table-cell office:value-type="float" office:value="-1.420651E-3" table:style-name="ce1">
            <text:p>-0.001420651</text:p>
          </table:table-cell>
          <table:table-cell office:value-type="float" office:value="0.18" table:style-name="ce2">
            <text:p>1.8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1659461899999999" table:style-name="ce1">
            <text:p>0.216594619</text:p>
          </table:table-cell>
          <table:table-cell office:value-type="float" office:value="5.8999999999999998E-5" table:style-name="ce2">
            <text:p>5.90E-05</text:p>
          </table:table-cell>
          <table:table-cell office:value-type="float" office:value="0.287297046" table:style-name="ce1">
            <text:p>0.287297046</text:p>
          </table:table-cell>
          <table:table-cell office:value-type="float" office:value="9.0125800000000005E-4" table:style-name="ce1">
            <text:p>0.000901258</text:p>
          </table:table-cell>
          <table:table-cell office:value-type="float" office:value="0.19" table:style-name="ce2">
            <text:p>1.9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2780152400000001" table:style-name="ce1">
            <text:p>0.227801524</text:p>
          </table:table-cell>
          <table:table-cell office:value-type="float" office:value="6.2100000000000005E-5" table:style-name="ce2">
            <text:p>6.21E-05</text:p>
          </table:table-cell>
          <table:table-cell office:value-type="float" office:value="0.28933569599999998" table:style-name="ce1">
            <text:p>0.289335696</text:p>
          </table:table-cell>
          <table:table-cell office:value-type="float" office:value="3.6234409999999998E-3" table:style-name="ce1">
            <text:p>0.003623441</text:p>
          </table:table-cell>
          <table:table-cell office:value-type="float" office:value="0.2" table:style-name="ce2">
            <text:p>2.0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3728429000000001" table:style-name="ce1">
            <text:p>0.23728429</text:p>
          </table:table-cell>
          <table:table-cell office:value-type="float" office:value="6.4700000000000001E-5" table:style-name="ce2">
            <text:p>6.47E-05</text:p>
          </table:table-cell>
          <table:table-cell office:value-type="float" office:value="0.292133421" table:style-name="ce1">
            <text:p>0.292133421</text:p>
          </table:table-cell>
          <table:table-cell office:value-type="float" office:value="6.4257469999999999E-3" table:style-name="ce1">
            <text:p>0.006425747</text:p>
          </table:table-cell>
          <table:table-cell office:value-type="float" office:value="0.21" table:style-name="ce2">
            <text:p>2.1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4719772200000001" table:style-name="ce1">
            <text:p>0.247197722</text:p>
          </table:table-cell>
          <table:table-cell office:value-type="float" office:value="-6.9099999999999999E-5" table:style-name="ce2">
            <text:p>-6.91E-05</text:p>
          </table:table-cell>
          <table:table-cell office:value-type="float" office:value="0.293414379" table:style-name="ce1">
            <text:p>0.293414379</text:p>
          </table:table-cell>
          <table:table-cell office:value-type="float" office:value="9.3079849999999995E-3" table:style-name="ce1">
            <text:p>0.009307985</text:p>
          </table:table-cell>
          <table:table-cell office:value-type="float" office:value="0.22" table:style-name="ce2">
            <text:p>2.2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54957084" table:style-name="ce1">
            <text:p>0.254957084</text:p>
          </table:table-cell>
          <table:table-cell office:value-type="float" office:value="2.06014E-4" table:style-name="ce1">
            <text:p>0.000206014</text:p>
          </table:table-cell>
          <table:table-cell office:value-type="float" office:value="0.295200619" table:style-name="ce1">
            <text:p>0.295200619</text:p>
          </table:table-cell>
          <table:table-cell office:value-type="float" office:value="1.2110207E-2" table:style-name="ce1">
            <text:p>0.012110207</text:p>
          </table:table-cell>
          <table:table-cell office:value-type="float" office:value="0.23" table:style-name="ce2">
            <text:p>2.3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6702605800000001" table:style-name="ce1">
            <text:p>0.267026058</text:p>
          </table:table-cell>
          <table:table-cell office:value-type="float" office:value="2.09309E-4" table:style-name="ce1">
            <text:p>0.000209309</text:p>
          </table:table-cell>
          <table:table-cell office:value-type="float" office:value="0.29673306500000002" table:style-name="ce1">
            <text:p>0.296733065</text:p>
          </table:table-cell>
          <table:table-cell office:value-type="float" office:value="1.4752289E-2" table:style-name="ce1">
            <text:p>0.014752289</text:p>
          </table:table-cell>
          <table:table-cell office:value-type="float" office:value="0.24" table:style-name="ce2">
            <text:p>2.4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7478394900000003" table:style-name="ce1">
            <text:p>0.274783949</text:p>
          </table:table-cell>
          <table:table-cell office:value-type="float" office:value="-6.1600000000000007E-5" table:style-name="ce2">
            <text:p>-6.16E-05</text:p>
          </table:table-cell>
          <table:table-cell office:value-type="float" office:value="0.29851746000000001" table:style-name="ce1">
            <text:p>0.29851746</text:p>
          </table:table-cell>
          <table:table-cell office:value-type="float" office:value="1.7234273000000001E-2" table:style-name="ce1">
            <text:p>0.017234273</text:p>
          </table:table-cell>
          <table:table-cell office:value-type="float" office:value="0.25" table:style-name="ce2">
            <text:p>2.50E-01</text:p>
          </table:table-cell>
          <table:table-cell office:value-type="float" office:value="0" table:style-name="ce4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0.28081144899999999" table:style-name="ce1">
            <text:p>0.280811449</text:p>
          </table:table-cell>
          <table:table-cell office:value-type="float" office:value="-2.6538209999999998E-3" table:style-name="ce1">
            <text:p>-0.002653821</text:p>
          </table:table-cell>
          <table:table-cell office:value-type="float" office:value="0.30156575099999999" table:style-name="ce1">
            <text:p>0.301565751</text:p>
          </table:table-cell>
          <table:table-cell office:value-type="float" office:value="1.9636304E-2" table:style-name="ce1">
            <text:p>0.019636304</text:p>
          </table:table-cell>
          <table:table-cell office:value-type="float" office:value="0.26" table:style-name="ce2">
            <text:p>2.60E-01</text:p>
          </table:table-cell>
          <table:table-cell office:value-type="float" office:value="-1.7613887000000001E-6" table:style-name="ce4">
            <text:p>-1.76E-06</text:p>
          </table:table-cell>
          <table:table-cell table:number-columns-repeated="16378"/>
        </table:table-row>
        <table:table-row table:style-name="ro1">
          <table:table-cell office:value-type="float" office:value="0.28986722500000001" table:style-name="ce1">
            <text:p>0.289867225</text:p>
          </table:table-cell>
          <table:table-cell office:value-type="float" office:value="-1.149642E-3" table:style-name="ce1">
            <text:p>-0.001149642</text:p>
          </table:table-cell>
          <table:table-cell office:value-type="float" office:value="0.30360071199999999" table:style-name="ce1">
            <text:p>0.303600712</text:p>
          </table:table-cell>
          <table:table-cell office:value-type="float" office:value="2.1718014000000001E-2" table:style-name="ce1">
            <text:p>0.021718014</text:p>
          </table:table-cell>
          <table:table-cell office:value-type="float" office:value="0.27" table:style-name="ce2">
            <text:p>2.70E-01</text:p>
          </table:table-cell>
          <table:table-cell office:value-type="float" office:value="-5.9329143000000004E-4" table:style-name="ce4">
            <text:p>-5.93E-04</text:p>
          </table:table-cell>
          <table:table-cell table:number-columns-repeated="16378"/>
        </table:table-row>
        <table:table-row table:style-name="ro1">
          <table:table-cell office:value-type="float" office:value="0.29246189299999997" table:style-name="ce1">
            <text:p>0.292461893</text:p>
          </table:table-cell>
          <table:table-cell office:value-type="float" office:value="1.9909979999999999E-3" table:style-name="ce1">
            <text:p>0.001990998</text:p>
          </table:table-cell>
          <table:table-cell office:value-type="float" office:value="0.305385568" table:style-name="ce1">
            <text:p>0.305385568</text:p>
          </table:table-cell>
          <table:table-cell office:value-type="float" office:value="2.4280057000000001E-2" table:style-name="ce1">
            <text:p>0.024280057</text:p>
          </table:table-cell>
          <table:table-cell office:value-type="float" office:value="0.28000000000000003" table:style-name="ce2">
            <text:p>2.80E-01</text:p>
          </table:table-cell>
          <table:table-cell office:value-type="float" office:value="-2.0688970000000001E-3" table:style-name="ce4">
            <text:p>-2.07E-03</text:p>
          </table:table-cell>
          <table:table-cell table:number-columns-repeated="16378"/>
        </table:table-row>
        <table:table-row table:style-name="ro1">
          <table:table-cell office:value-type="float" office:value="0.29634856199999998" table:style-name="ce1">
            <text:p>0.296348562</text:p>
          </table:table-cell>
          <table:table-cell office:value-type="float" office:value="4.7224349999999997E-3" table:style-name="ce1">
            <text:p>0.004722435</text:p>
          </table:table-cell>
          <table:table-cell office:value-type="float" office:value="0.307170424" table:style-name="ce1">
            <text:p>0.307170424</text:p>
          </table:table-cell>
          <table:table-cell office:value-type="float" office:value="2.6842101E-2" table:style-name="ce1">
            <text:p>0.026842101</text:p>
          </table:table-cell>
          <table:table-cell office:value-type="float" office:value="0.28999999999999998" table:style-name="ce2">
            <text:p>2.90E-01</text:p>
          </table:table-cell>
          <table:table-cell office:value-type="float" office:value="6.1579755999999998E-3" table:style-name="ce4">
            <text:p>6.16E-03</text:p>
          </table:table-cell>
          <table:table-cell table:number-columns-repeated="16378"/>
        </table:table-row>
        <table:table-row table:style-name="ro1">
          <table:table-cell office:value-type="float" office:value="0.29894322899999998" table:style-name="ce1">
            <text:p>0.298943229</text:p>
          </table:table-cell>
          <table:table-cell office:value-type="float" office:value="7.8630750000000006E-3" table:style-name="ce1">
            <text:p>0.007863075</text:p>
          </table:table-cell>
          <table:table-cell office:value-type="float" office:value="0.30920815200000001" table:style-name="ce1">
            <text:p>0.309208152</text:p>
          </table:table-cell>
          <table:table-cell office:value-type="float" office:value="2.9404165999999999E-2" table:style-name="ce1">
            <text:p>0.029404166</text:p>
          </table:table-cell>
          <table:table-cell office:value-type="float" office:value="0.3" table:style-name="ce2">
            <text:p>3.00E-01</text:p>
          </table:table-cell>
          <table:table-cell office:value-type="float" office:value="2.1884798E-2" table:style-name="ce4">
            <text:p>2.19E-02</text:p>
          </table:table-cell>
          <table:table-cell table:number-columns-repeated="16378"/>
        </table:table-row>
        <table:table-row table:style-name="ro1">
          <table:table-cell office:value-type="float" office:value="0.30239886300000002" table:style-name="ce1">
            <text:p>0.302398863</text:p>
          </table:table-cell>
          <table:table-cell office:value-type="float" office:value="1.0594394E-2" table:style-name="ce1">
            <text:p>0.010594394</text:p>
          </table:table-cell>
          <table:table-cell office:value-type="float" office:value="0.31175023899999998" table:style-name="ce1">
            <text:p>0.311750239</text:p>
          </table:table-cell>
          <table:table-cell office:value-type="float" office:value="3.1726095000000003E-2" table:style-name="ce1">
            <text:p>0.031726095</text:p>
          </table:table-cell>
          <table:table-cell office:value-type="float" office:value="0.31" table:style-name="ce2">
            <text:p>3.10E-01</text:p>
          </table:table-cell>
          <table:table-cell office:value-type="float" office:value="3.9168544999999999E-2" table:style-name="ce4">
            <text:p>3.92E-02</text:p>
          </table:table-cell>
          <table:table-cell table:number-columns-repeated="16378"/>
        </table:table-row>
        <table:table-row table:style-name="ro1">
          <table:table-cell office:value-type="float" office:value="0.30326718499999999" table:style-name="ce1">
            <text:p>0.303267185</text:p>
          </table:table-cell>
          <table:table-cell office:value-type="float" office:value="1.291545E-2" table:style-name="ce1">
            <text:p>0.01291545</text:p>
          </table:table-cell>
          <table:table-cell office:value-type="float" office:value="0.31403714900000002" table:style-name="ce1">
            <text:p>0.314037149</text:p>
          </table:table-cell>
          <table:table-cell office:value-type="float" office:value="3.3647706999999999E-2" table:style-name="ce1">
            <text:p>0.033647707</text:p>
          </table:table-cell>
          <table:table-cell office:value-type="float" office:value="0.32" table:style-name="ce2">
            <text:p>3.20E-01</text:p>
          </table:table-cell>
          <table:table-cell office:value-type="float" office:value="5.1322024000000001E-2" table:style-name="ce4">
            <text:p>5.13E-02</text:p>
          </table:table-cell>
          <table:table-cell table:number-columns-repeated="16378"/>
        </table:table-row>
        <table:table-row table:style-name="ro1">
          <table:table-cell office:value-type="float" office:value="0.30629288700000001" table:style-name="ce1">
            <text:p>0.306292887</text:p>
          </table:table-cell>
          <table:table-cell office:value-type="float" office:value="1.6056207999999999E-2" table:style-name="ce1">
            <text:p>0.016056208</text:p>
          </table:table-cell>
          <table:table-cell office:value-type="float" office:value="0.31683210699999997" table:style-name="ce1">
            <text:p>0.316832107</text:p>
          </table:table-cell>
          <table:table-cell office:value-type="float" office:value="3.5969658000000002E-2" table:style-name="ce1">
            <text:p>0.035969658</text:p>
          </table:table-cell>
          <table:table-cell office:value-type="float" office:value="0.33" table:style-name="ce2">
            <text:p>3.30E-01</text:p>
          </table:table-cell>
          <table:table-cell office:value-type="float" office:value="5.4969219E-2" table:style-name="ce4">
            <text:p>5.50E-02</text:p>
          </table:table-cell>
          <table:table-cell table:number-columns-repeated="16378"/>
        </table:table-row>
        <table:table-row table:style-name="ro1">
          <table:table-cell office:value-type="float" office:value="0.308885348" table:style-name="ce1">
            <text:p>0.308885348</text:p>
          </table:table-cell>
          <table:table-cell office:value-type="float" office:value="1.8377734999999999E-2" table:style-name="ce1">
            <text:p>0.018377735</text:p>
          </table:table-cell>
          <table:table-cell office:value-type="float" office:value="0.31810845399999998" table:style-name="ce1">
            <text:p>0.318108454</text:p>
          </table:table-cell>
          <table:table-cell office:value-type="float" office:value="3.8051304000000001E-2" table:style-name="ce1">
            <text:p>0.038051304</text:p>
          </table:table-cell>
          <table:table-cell office:value-type="float" office:value="0.34" table:style-name="ce2">
            <text:p>3.40E-01</text:p>
          </table:table-cell>
          <table:table-cell office:value-type="float" office:value="5.4857943999999999E-2" table:style-name="ce4">
            <text:p>5.49E-02</text:p>
          </table:table-cell>
          <table:table-cell table:number-columns-repeated="16378"/>
        </table:table-row>
        <table:table-row table:style-name="ro1">
          <table:table-cell office:value-type="float" office:value="0.31105045199999998" table:style-name="ce1">
            <text:p>0.311050452</text:p>
          </table:table-cell>
          <table:table-cell office:value-type="float" office:value="2.2064332999999998E-2" table:style-name="ce1">
            <text:p>0.022064333</text:p>
          </table:table-cell>
          <table:table-cell office:value-type="float" office:value="0.32115397800000001" table:style-name="ce1">
            <text:p>0.321153978</text:p>
          </table:table-cell>
          <table:table-cell office:value-type="float" office:value="3.9972978999999999E-2" table:style-name="ce1">
            <text:p>0.039972979</text:p>
          </table:table-cell>
          <table:table-cell office:value-type="float" office:value="0.35" table:style-name="ce2">
            <text:p>3.50E-01</text:p>
          </table:table-cell>
          <table:table-cell office:value-type="float" office:value="5.0807467000000002E-2" table:style-name="ce4">
            <text:p>5.08E-02</text:p>
          </table:table-cell>
          <table:table-cell table:number-columns-repeated="16378"/>
        </table:table-row>
        <table:table-row table:style-name="ro1">
          <table:table-cell office:value-type="float" office:value="0.31148847499999999" table:style-name="ce1">
            <text:p>0.311488475</text:p>
          </table:table-cell>
          <table:table-cell office:value-type="float" office:value="2.4658309E-2" table:style-name="ce1">
            <text:p>0.024658309</text:p>
          </table:table-cell>
          <table:table-cell office:value-type="float" office:value="0.32445191200000001" table:style-name="ce1">
            <text:p>0.324451912</text:p>
          </table:table-cell>
          <table:table-cell office:value-type="float" office:value="4.1814616999999998E-2" table:style-name="ce1">
            <text:p>0.041814617</text:p>
          </table:table-cell>
          <table:table-cell office:value-type="float" office:value="0.36" table:style-name="ce2">
            <text:p>3.60E-01</text:p>
          </table:table-cell>
          <table:table-cell office:value-type="float" office:value="4.8003307000000002E-2" table:style-name="ce4">
            <text:p>4.80E-02</text:p>
          </table:table-cell>
          <table:table-cell table:number-columns-repeated="16378"/>
        </table:table-row>
        <table:table-row table:style-name="ro1">
          <table:table-cell office:value-type="float" office:value="0.31580838500000002" table:style-name="ce1">
            <text:p>0.315808385</text:p>
          </table:table-cell>
          <table:table-cell office:value-type="float" office:value="2.8208977E-2" table:style-name="ce1">
            <text:p>0.028208977</text:p>
          </table:table-cell>
          <table:table-cell office:value-type="float" office:value="0.32875948700000002" table:style-name="ce1">
            <text:p>0.328759487</text:p>
          </table:table-cell>
          <table:table-cell office:value-type="float" office:value="4.3336102000000001E-2" table:style-name="ce1">
            <text:p>0.043336102</text:p>
          </table:table-cell>
          <table:table-cell office:value-type="float" office:value="0.37" table:style-name="ce2">
            <text:p>3.70E-01</text:p>
          </table:table-cell>
          <table:table-cell office:value-type="float" office:value="4.9572427000000002E-2" table:style-name="ce4">
            <text:p>4.96E-02</text:p>
          </table:table-cell>
          <table:table-cell table:number-columns-repeated="16378"/>
        </table:table-row>
        <table:table-row table:style-name="ro1">
          <table:table-cell office:value-type="float" office:value="0.31624640799999998" table:style-name="ce1">
            <text:p>0.316246408</text:p>
          </table:table-cell>
          <table:table-cell office:value-type="float" office:value="3.0802953000000001E-2" table:style-name="ce1">
            <text:p>0.030802953</text:p>
          </table:table-cell>
          <table:table-cell office:value-type="float" office:value="0.33356957700000001" table:style-name="ce1">
            <text:p>0.333569577</text:p>
          </table:table-cell>
          <table:table-cell office:value-type="float" office:value="4.4297215000000001E-2" table:style-name="ce1">
            <text:p>0.044297215</text:p>
          </table:table-cell>
          <table:table-cell office:value-type="float" office:value="0.38" table:style-name="ce2">
            <text:p>3.80E-01</text:p>
          </table:table-cell>
          <table:table-cell office:value-type="float" office:value="4.8269352000000001E-2" table:style-name="ce4">
            <text:p>4.83E-02</text:p>
          </table:table-cell>
          <table:table-cell table:number-columns-repeated="16378"/>
        </table:table-row>
        <table:table-row table:style-name="ro1">
          <table:table-cell office:value-type="float" office:value="0.32228861800000003" table:style-name="ce1">
            <text:p>0.322288618</text:p>
          </table:table-cell>
          <table:table-cell office:value-type="float" office:value="3.3671497000000002E-2" table:style-name="ce1">
            <text:p>0.033671497</text:p>
          </table:table-cell>
          <table:table-cell office:value-type="float" office:value="0.340909303" table:style-name="ce1">
            <text:p>0.340909303</text:p>
          </table:table-cell>
          <table:table-cell office:value-type="float" office:value="4.5418657000000001E-2" table:style-name="ce1">
            <text:p>0.045418657</text:p>
          </table:table-cell>
          <table:table-cell office:value-type="float" office:value="0.39" table:style-name="ce2">
            <text:p>3.90E-01</text:p>
          </table:table-cell>
          <table:table-cell office:value-type="float" office:value="4.7107107000000002E-2" table:style-name="ce4">
            <text:p>4.71E-02</text:p>
          </table:table-cell>
          <table:table-cell table:number-columns-repeated="16378"/>
        </table:table-row>
        <table:table-row table:style-name="ro1">
          <table:table-cell office:value-type="float" office:value="0.32660889599999998" table:style-name="ce1">
            <text:p>0.326608896</text:p>
          </table:table-cell>
          <table:table-cell office:value-type="float" office:value="3.7358682999999997E-2" table:style-name="ce1">
            <text:p>0.037358683</text:p>
          </table:table-cell>
          <table:table-cell office:value-type="float" office:value="0.34596903600000001" table:style-name="ce1">
            <text:p>0.345969036</text:p>
          </table:table-cell>
          <table:table-cell office:value-type="float" office:value="4.5819376000000002E-2" table:style-name="ce1">
            <text:p>0.045819376</text:p>
          </table:table-cell>
          <table:table-cell office:value-type="float" office:value="0.4" table:style-name="ce2">
            <text:p>4.00E-01</text:p>
          </table:table-cell>
          <table:table-cell office:value-type="float" office:value="4.5940264000000001E-2" table:style-name="ce4">
            <text:p>4.59E-02</text:p>
          </table:table-cell>
          <table:table-cell table:number-columns-repeated="16378"/>
        </table:table-row>
        <table:table-row table:style-name="ro1">
          <table:table-cell office:value-type="float" office:value="0.33437929100000002" table:style-name="ce1">
            <text:p>0.334379291</text:p>
          </table:table-cell>
          <table:table-cell office:value-type="float" office:value="4.1729405999999997E-2" table:style-name="ce1">
            <text:p>0.041729406</text:p>
          </table:table-cell>
          <table:table-cell office:value-type="float" office:value="0.35557861000000002" table:style-name="ce1">
            <text:p>0.35557861</text:p>
          </table:table-cell>
          <table:table-cell office:value-type="float" office:value="4.5900239000000002E-2" table:style-name="ce1">
            <text:p>0.045900239</text:p>
          </table:table-cell>
          <table:table-cell office:value-type="float" office:value="0.41" table:style-name="ce2">
            <text:p>4.10E-01</text:p>
          </table:table-cell>
          <table:table-cell office:value-type="float" office:value="4.5282969999999999E-2" table:style-name="ce4">
            <text:p>4.53E-02</text:p>
          </table:table-cell>
          <table:table-cell table:number-columns-repeated="16378"/>
        </table:table-row>
        <table:table-row table:style-name="ro1">
          <table:table-cell office:value-type="float" office:value="0.33955943199999999" table:style-name="ce1">
            <text:p>0.339559432</text:p>
          </table:table-cell>
          <table:table-cell office:value-type="float" office:value="4.4597713999999997E-2" table:style-name="ce1">
            <text:p>0.044597714</text:p>
          </table:table-cell>
          <table:table-cell office:value-type="float" office:value="0.361901317" table:style-name="ce1">
            <text:p>0.361901317</text:p>
          </table:table-cell>
          <table:table-cell office:value-type="float" office:value="4.6060886000000002E-2" table:style-name="ce1">
            <text:p>0.046060886</text:p>
          </table:table-cell>
          <table:table-cell office:value-type="float" office:value="0.42" table:style-name="ce2">
            <text:p>4.20E-01</text:p>
          </table:table-cell>
          <table:table-cell office:value-type="float" office:value="4.5797730000000002E-2" table:style-name="ce4">
            <text:p>4.58E-02</text:p>
          </table:table-cell>
          <table:table-cell table:number-columns-repeated="16378"/>
        </table:table-row>
        <table:table-row table:style-name="ro1">
          <table:table-cell office:value-type="float" office:value="0.34473847000000002" table:style-name="ce1">
            <text:p>0.34473847</text:p>
          </table:table-cell>
          <table:table-cell office:value-type="float" office:value="4.7056465999999998E-2" table:style-name="ce1">
            <text:p>0.047056466</text:p>
          </table:table-cell>
          <table:table-cell office:value-type="float" office:value="0.37075319899999998" table:style-name="ce1">
            <text:p>0.370753199</text:p>
          </table:table-cell>
          <table:table-cell office:value-type="float" office:value="4.6301804000000002E-2" table:style-name="ce1">
            <text:p>0.046301804</text:p>
          </table:table-cell>
          <table:table-cell office:value-type="float" office:value="0.43" table:style-name="ce2">
            <text:p>4.30E-01</text:p>
          </table:table-cell>
          <table:table-cell office:value-type="float" office:value="4.5897720000000003E-2" table:style-name="ce4">
            <text:p>4.59E-02</text:p>
          </table:table-cell>
          <table:table-cell table:number-columns-repeated="16378"/>
        </table:table-row>
        <table:table-row table:style-name="ro1">
          <table:table-cell office:value-type="float" office:value="0.35767686999999998" table:style-name="ce1">
            <text:p>0.35767687</text:p>
          </table:table-cell>
          <table:table-cell office:value-type="float" office:value="4.9790373999999998E-2" table:style-name="ce1">
            <text:p>0.049790374</text:p>
          </table:table-cell>
          <table:table-cell office:value-type="float" office:value="0.37783636399999998" table:style-name="ce1">
            <text:p>0.377836364</text:p>
          </table:table-cell>
          <table:table-cell office:value-type="float" office:value="4.6782751999999997E-2" table:style-name="ce1">
            <text:p>0.046782752</text:p>
          </table:table-cell>
          <table:table-cell office:value-type="float" office:value="0.44" table:style-name="ce2">
            <text:p>4.40E-01</text:p>
          </table:table-cell>
          <table:table-cell office:value-type="float" office:value="4.6400064999999997E-2" table:style-name="ce4">
            <text:p>4.64E-02</text:p>
          </table:table-cell>
          <table:table-cell table:number-columns-repeated="16378"/>
        </table:table-row>
        <table:table-row table:style-name="ro1">
          <table:table-cell office:value-type="float" office:value="0.36501181700000002" table:style-name="ce1">
            <text:p>0.365011817</text:p>
          </table:table-cell>
          <table:table-cell office:value-type="float" office:value="5.2522752999999998E-2" table:style-name="ce1">
            <text:p>0.052522753</text:p>
          </table:table-cell>
          <table:table-cell office:value-type="float" office:value="0.385172401" table:style-name="ce1">
            <text:p>0.385172401</text:p>
          </table:table-cell>
          <table:table-cell office:value-type="float" office:value="4.7263720000000002E-2" table:style-name="ce1">
            <text:p>0.04726372</text:p>
          </table:table-cell>
          <table:table-cell office:value-type="float" office:value="0.45" table:style-name="ce2">
            <text:p>4.50E-01</text:p>
          </table:table-cell>
          <table:table-cell office:value-type="float" office:value="4.6048654000000001E-2" table:style-name="ce4">
            <text:p>4.60E-02</text:p>
          </table:table-cell>
          <table:table-cell table:number-columns-repeated="16378"/>
        </table:table-row>
        <table:table-row table:style-name="ro1">
          <table:table-cell office:value-type="float" office:value="0.37665159500000001" table:style-name="ce1">
            <text:p>0.376651595</text:p>
          </table:table-cell>
          <table:table-cell office:value-type="float" office:value="5.3208524E-2" table:style-name="ce1">
            <text:p>0.053208524</text:p>
          </table:table-cell>
          <table:table-cell office:value-type="float" office:value="0.39098982599999998" table:style-name="ce1">
            <text:p>0.390989826</text:p>
          </table:table-cell>
          <table:table-cell office:value-type="float" office:value="4.7504383999999997E-2" table:style-name="ce1">
            <text:p>0.047504384</text:p>
          </table:table-cell>
          <table:table-cell office:value-type="float" office:value="0.46" table:style-name="ce2">
            <text:p>4.60E-01</text:p>
          </table:table-cell>
          <table:table-cell office:value-type="float" office:value="4.5708938999999997E-2" table:style-name="ce4">
            <text:p>4.57E-02</text:p>
          </table:table-cell>
          <table:table-cell table:number-columns-repeated="16378"/>
        </table:table-row>
        <table:table-row table:style-name="ro1">
          <table:table-cell office:value-type="float" office:value="0.38657201600000002" table:style-name="ce1">
            <text:p>0.386572016</text:p>
          </table:table-cell>
          <table:table-cell office:value-type="float" office:value="5.5668571E-2" table:style-name="ce1">
            <text:p>0.055668571</text:p>
          </table:table-cell>
          <table:table-cell office:value-type="float" office:value="0.39933734900000001" table:style-name="ce1">
            <text:p>0.399337349</text:p>
          </table:table-cell>
          <table:table-cell office:value-type="float" office:value="4.7985436999999999E-2" table:style-name="ce1">
            <text:p>0.047985437</text:p>
          </table:table-cell>
          <table:table-cell office:value-type="float" office:value="0.47" table:style-name="ce2">
            <text:p>4.70E-01</text:p>
          </table:table-cell>
          <table:table-cell office:value-type="float" office:value="4.5546096000000001E-2" table:style-name="ce4">
            <text:p>4.55E-02</text:p>
          </table:table-cell>
          <table:table-cell table:number-columns-repeated="16378"/>
        </table:table-row>
        <table:table-row table:style-name="ro1">
          <table:table-cell office:value-type="float" office:value="0.39691942499999999" table:style-name="ce1">
            <text:p>0.396919425</text:p>
          </table:table-cell>
          <table:table-cell office:value-type="float" office:value="5.6627028000000003E-2" table:style-name="ce1">
            <text:p>0.056627028</text:p>
          </table:table-cell>
          <table:table-cell office:value-type="float" office:value="0.41704618500000001" table:style-name="ce1">
            <text:p>0.417046185</text:p>
          </table:table-cell>
          <table:table-cell office:value-type="float" office:value="4.9347925000000001E-2" table:style-name="ce1">
            <text:p>0.049347925</text:p>
          </table:table-cell>
          <table:table-cell office:value-type="float" office:value="0.48" table:style-name="ce2">
            <text:p>4.80E-01</text:p>
          </table:table-cell>
          <table:table-cell office:value-type="float" office:value="4.5456275999999997E-2" table:style-name="ce4">
            <text:p>4.55E-02</text:p>
          </table:table-cell>
          <table:table-cell table:number-columns-repeated="16378"/>
        </table:table-row>
        <table:table-row table:style-name="ro1">
          <table:table-cell office:value-type="float" office:value="0.40554195999999998" table:style-name="ce1">
            <text:p>0.40554196</text:p>
          </table:table-cell>
          <table:table-cell office:value-type="float" office:value="5.7311976000000001E-2" table:style-name="ce1">
            <text:p>0.057311976</text:p>
          </table:table-cell>
          <table:table-cell office:value-type="float" office:value="0.40819107500000001" table:style-name="ce1">
            <text:p>0.408191075</text:p>
          </table:table-cell>
          <table:table-cell office:value-type="float" office:value="4.8546592E-2" table:style-name="ce1">
            <text:p>0.048546592</text:p>
          </table:table-cell>
          <table:table-cell office:value-type="float" office:value="0.49" table:style-name="ce2">
            <text:p>4.90E-01</text:p>
          </table:table-cell>
          <table:table-cell office:value-type="float" office:value="4.6089413000000003E-2" table:style-name="ce4">
            <text:p>4.61E-02</text:p>
          </table:table-cell>
          <table:table-cell table:number-columns-repeated="16378"/>
        </table:table-row>
        <table:table-row table:style-name="ro1">
          <table:table-cell office:value-type="float" office:value="0.41933691299999998" table:style-name="ce1">
            <text:p>0.419336913</text:p>
          </table:table-cell>
          <table:table-cell office:value-type="float" office:value="5.7998335999999998E-2" table:style-name="ce1">
            <text:p>0.057998336</text:p>
          </table:table-cell>
          <table:table-cell office:value-type="float" office:value="0.42260889400000001" table:style-name="ce1">
            <text:p>0.422608894</text:p>
          </table:table-cell>
          <table:table-cell office:value-type="float" office:value="4.9268330999999999E-2" table:style-name="ce1">
            <text:p>0.049268331</text:p>
          </table:table-cell>
          <table:table-cell office:value-type="float" office:value="0.5" table:style-name="ce2">
            <text:p>5.00E-01</text:p>
          </table:table-cell>
          <table:table-cell office:value-type="float" office:value="4.6461524999999997E-2" table:style-name="ce4">
            <text:p>4.65E-02</text:p>
          </table:table-cell>
          <table:table-cell table:number-columns-repeated="16378"/>
        </table:table-row>
        <table:table-row table:style-name="ro1">
          <table:table-cell office:value-type="float" office:value="0.43270046200000001" table:style-name="ce1">
            <text:p>0.432700462</text:p>
          </table:table-cell>
          <table:table-cell office:value-type="float" office:value="5.8548059999999999E-2" table:style-name="ce1">
            <text:p>0.05854806</text:p>
          </table:table-cell>
          <table:table-cell office:value-type="float" office:value="0.43171364699999998" table:style-name="ce1">
            <text:p>0.431713647</text:p>
          </table:table-cell>
          <table:table-cell office:value-type="float" office:value="4.9509270000000001E-2" table:style-name="ce1">
            <text:p>0.04950927</text:p>
          </table:table-cell>
          <table:table-cell office:value-type="float" office:value="0.51" table:style-name="ce2">
            <text:p>5.10E-01</text:p>
          </table:table-cell>
          <table:table-cell office:value-type="float" office:value="4.7046576E-2" table:style-name="ce4">
            <text:p>4.70E-02</text:p>
          </table:table-cell>
          <table:table-cell table:number-columns-repeated="16378"/>
        </table:table-row>
        <table:table-row table:style-name="ro1">
          <table:table-cell office:value-type="float" office:value="0.443909206" table:style-name="ce1">
            <text:p>0.443909206</text:p>
          </table:table-cell>
          <table:table-cell office:value-type="float" office:value="5.9233714E-2" table:style-name="ce1">
            <text:p>0.059233714</text:p>
          </table:table-cell>
          <table:table-cell office:value-type="float" office:value="0.43828968699999998" table:style-name="ce1">
            <text:p>0.438289687</text:p>
          </table:table-cell>
          <table:table-cell office:value-type="float" office:value="4.9749996999999997E-2" table:style-name="ce1">
            <text:p>0.049749997</text:p>
          </table:table-cell>
          <table:table-cell office:value-type="float" office:value="0.52" table:style-name="ce2">
            <text:p>5.20E-01</text:p>
          </table:table-cell>
          <table:table-cell office:value-type="float" office:value="4.7300300000000003E-2" table:style-name="ce4">
            <text:p>4.73E-02</text:p>
          </table:table-cell>
          <table:table-cell table:number-columns-repeated="16378"/>
        </table:table-row>
        <table:table-row table:style-name="ro1">
          <table:table-cell office:value-type="float" office:value="0.450806498" table:style-name="ce1">
            <text:p>0.450806498</text:p>
          </table:table-cell>
          <table:table-cell office:value-type="float" office:value="5.9508634999999997E-2" table:style-name="ce1">
            <text:p>0.059508635</text:p>
          </table:table-cell>
          <table:table-cell office:value-type="float" office:value="0.44233609000000002" table:style-name="ce1">
            <text:p>0.44233609</text:p>
          </table:table-cell>
          <table:table-cell office:value-type="float" office:value="4.9830395E-2" table:style-name="ce1">
            <text:p>0.049830395</text:p>
          </table:table-cell>
          <table:table-cell office:value-type="float" office:value="0.53" table:style-name="ce2">
            <text:p>5.30E-01</text:p>
          </table:table-cell>
          <table:table-cell office:value-type="float" office:value="4.7436201999999997E-2" table:style-name="ce4">
            <text:p>4.74E-02</text:p>
          </table:table-cell>
          <table:table-cell table:number-columns-repeated="16378"/>
        </table:table-row>
        <table:table-row table:style-name="ro1">
          <table:table-cell office:value-type="float" office:value="0.46459998000000002" table:style-name="ce1">
            <text:p>0.46459998</text:p>
          </table:table-cell>
          <table:table-cell office:value-type="float" office:value="5.9648920000000001E-2" table:style-name="ce1">
            <text:p>0.05964892</text:p>
          </table:table-cell>
          <table:table-cell office:value-type="float" office:value="0.44587582799999997" table:style-name="ce1">
            <text:p>0.445875828</text:p>
          </table:table-cell>
          <table:table-cell office:value-type="float" office:value="4.9750632000000003E-2" table:style-name="ce1">
            <text:p>0.049750632</text:p>
          </table:table-cell>
          <table:table-cell office:value-type="float" office:value="0.54" table:style-name="ce2">
            <text:p>5.40E-01</text:p>
          </table:table-cell>
          <table:table-cell office:value-type="float" office:value="4.7766698000000003E-2" table:style-name="ce4">
            <text:p>4.78E-02</text:p>
          </table:table-cell>
          <table:table-cell table:number-columns-repeated="16378"/>
        </table:table-row>
        <table:table-row table:style-name="ro1">
          <table:table-cell office:value-type="float" office:value="0.47580467799999998" table:style-name="ce1">
            <text:p>0.475804678</text:p>
          </table:table-cell>
          <table:table-cell office:value-type="float" office:value="5.8832866999999997E-2" table:style-name="ce1">
            <text:p>0.058832867</text:p>
          </table:table-cell>
          <table:table-cell office:value-type="float" office:value="0.44966705400000001" table:style-name="ce1">
            <text:p>0.449667054</text:p>
          </table:table-cell>
          <table:table-cell office:value-type="float" office:value="4.9430712000000002E-2" table:style-name="ce1">
            <text:p>0.049430712</text:p>
          </table:table-cell>
          <table:table-cell office:value-type="float" office:value="0.55000000000000004" table:style-name="ce2">
            <text:p>5.50E-01</text:p>
          </table:table-cell>
          <table:table-cell office:value-type="float" office:value="4.7975873000000002E-2" table:style-name="ce4">
            <text:p>4.80E-02</text:p>
          </table:table-cell>
          <table:table-cell table:number-columns-repeated="16378"/>
        </table:table-row>
        <table:table-row table:style-name="ro1">
          <table:table-cell office:value-type="float" office:value="0.484848318" table:style-name="ce1">
            <text:p>0.484848318</text:p>
          </table:table-cell>
          <table:table-cell office:value-type="float" office:value="5.5831922999999999E-2" table:style-name="ce1">
            <text:p>0.055831923</text:p>
          </table:table-cell>
          <table:table-cell office:value-type="float" office:value="0.45750007199999998" table:style-name="ce1">
            <text:p>0.457500072</text:p>
          </table:table-cell>
          <table:table-cell office:value-type="float" office:value="4.8390597E-2" table:style-name="ce1">
            <text:p>0.048390597</text:p>
          </table:table-cell>
          <table:table-cell office:value-type="float" office:value="0.56000000000000005" table:style-name="ce2">
            <text:p>5.60E-01</text:p>
          </table:table-cell>
          <table:table-cell office:value-type="float" office:value="4.8485131000000001E-2" table:style-name="ce4">
            <text:p>4.85E-02</text:p>
          </table:table-cell>
          <table:table-cell table:number-columns-repeated="16378"/>
        </table:table-row>
        <table:table-row table:style-name="ro1">
          <table:table-cell office:value-type="float" office:value="0.49216781799999998" table:style-name="ce1">
            <text:p>0.492167818</text:p>
          </table:table-cell>
          <table:table-cell office:value-type="float" office:value="5.2830507999999998E-2" table:style-name="ce1">
            <text:p>0.052830508</text:p>
          </table:table-cell>
          <table:table-cell office:value-type="float" office:value="0.45472263699999999" table:style-name="ce1">
            <text:p>0.454722637</text:p>
          </table:table-cell>
          <table:table-cell office:value-type="float" office:value="4.9110898E-2" table:style-name="ce1">
            <text:p>0.049110898</text:p>
          </table:table-cell>
          <table:table-cell office:value-type="float" office:value="0.56999999999999995" table:style-name="ce2">
            <text:p>5.70E-01</text:p>
          </table:table-cell>
          <table:table-cell office:value-type="float" office:value="4.8907728999999997E-2" table:style-name="ce4">
            <text:p>4.89E-02</text:p>
          </table:table-cell>
          <table:table-cell table:number-columns-repeated="16378"/>
        </table:table-row>
        <table:table-row table:style-name="ro1">
          <table:table-cell office:value-type="float" office:value="0.50337141299999999" table:style-name="ce1">
            <text:p>0.503371413</text:p>
          </table:table-cell>
          <table:table-cell office:value-type="float" office:value="5.1604898000000003E-2" table:style-name="ce1">
            <text:p>0.051604898</text:p>
          </table:table-cell>
          <table:table-cell office:value-type="float" office:value="0.462299556" table:style-name="ce1">
            <text:p>0.462299556</text:p>
          </table:table-cell>
          <table:table-cell office:value-type="float" office:value="4.7510347000000001E-2" table:style-name="ce1">
            <text:p>0.047510347</text:p>
          </table:table-cell>
          <table:table-cell office:value-type="float" office:value="0.57999999999999996" table:style-name="ce2">
            <text:p>5.80E-01</text:p>
          </table:table-cell>
          <table:table-cell office:value-type="float" office:value="4.921727E-2" table:style-name="ce4">
            <text:p>4.92E-02</text:p>
          </table:table-cell>
          <table:table-cell table:number-columns-repeated="16378"/>
        </table:table-row>
        <table:table-row table:style-name="ro1">
          <table:table-cell office:value-type="float" office:value="0.51457831799999998" table:style-name="ce1">
            <text:p>0.514578318</text:p>
          </table:table-cell>
          <table:table-cell office:value-type="float" office:value="5.1607958000000002E-2" table:style-name="ce1">
            <text:p>0.051607958</text:p>
          </table:table-cell>
          <table:table-cell office:value-type="float" office:value="0.465830994" table:style-name="ce1">
            <text:p>0.465830994</text:p>
          </table:table-cell>
          <table:table-cell office:value-type="float" office:value="4.5989518E-2" table:style-name="ce1">
            <text:p>0.045989518</text:p>
          </table:table-cell>
          <table:table-cell office:value-type="float" office:value="0.59" table:style-name="ce2">
            <text:p>5.90E-01</text:p>
          </table:table-cell>
          <table:table-cell office:value-type="float" office:value="4.9659507999999998E-2" table:style-name="ce4">
            <text:p>4.97E-02</text:p>
          </table:table-cell>
          <table:table-cell table:number-columns-repeated="16378"/>
        </table:table-row>
        <table:table-row table:style-name="ro1">
          <table:table-cell office:value-type="float" office:value="0.52147744900000004" table:style-name="ce1">
            <text:p>0.521477449</text:p>
          </table:table-cell>
          <table:table-cell office:value-type="float" office:value="5.2565474000000001E-2" table:style-name="ce1">
            <text:p>0.052565474</text:p>
          </table:table-cell>
          <table:table-cell office:value-type="float" office:value="0.46986955800000002" table:style-name="ce1">
            <text:p>0.469869558</text:p>
          </table:table-cell>
          <table:table-cell office:value-type="float" office:value="4.4708907999999999E-2" table:style-name="ce1">
            <text:p>0.044708908</text:p>
          </table:table-cell>
          <table:table-cell office:value-type="float" office:value="0.6" table:style-name="ce2">
            <text:p>6.00E-01</text:p>
          </table:table-cell>
          <table:table-cell office:value-type="float" office:value="4.9794432999999999E-2" table:style-name="ce4">
            <text:p>4.98E-02</text:p>
          </table:table-cell>
          <table:table-cell table:number-columns-repeated="16378"/>
        </table:table-row>
        <table:table-row table:style-name="ro1">
          <table:table-cell office:value-type="float" office:value="0.53225736499999998" table:style-name="ce1">
            <text:p>0.532257365</text:p>
          </table:table-cell>
          <table:table-cell office:value-type="float" office:value="5.4070122999999998E-2" table:style-name="ce1">
            <text:p>0.054070123</text:p>
          </table:table-cell>
          <table:table-cell office:value-type="float" office:value="0.475427655" table:style-name="ce1">
            <text:p>0.475427655</text:p>
          </table:table-cell>
          <table:table-cell office:value-type="float" office:value="4.3828722000000001E-2" table:style-name="ce1">
            <text:p>0.043828722</text:p>
          </table:table-cell>
          <table:table-cell office:value-type="float" office:value="0.61" table:style-name="ce2">
            <text:p>6.10E-01</text:p>
          </table:table-cell>
          <table:table-cell office:value-type="float" office:value="5.0238849000000002E-2" table:style-name="ce4">
            <text:p>5.02E-02</text:p>
          </table:table-cell>
          <table:table-cell table:number-columns-repeated="16378"/>
        </table:table-row>
        <table:table-row table:style-name="ro1">
          <table:table-cell office:value-type="float" office:value="0.54562459200000002" table:style-name="ce1">
            <text:p>0.545624592</text:p>
          </table:table-cell>
          <table:table-cell office:value-type="float" office:value="5.5985036000000002E-2" table:style-name="ce1">
            <text:p>0.055985036</text:p>
          </table:table-cell>
          <table:table-cell office:value-type="float" office:value="0.47896370500000002" table:style-name="ce1">
            <text:p>0.478963705</text:p>
          </table:table-cell>
          <table:table-cell office:value-type="float" office:value="4.3108485000000002E-2" table:style-name="ce1">
            <text:p>0.043108485</text:p>
          </table:table-cell>
          <table:table-cell office:value-type="float" office:value="0.62" table:style-name="ce2">
            <text:p>6.20E-01</text:p>
          </table:table-cell>
          <table:table-cell office:value-type="float" office:value="5.0468984000000001E-2" table:style-name="ce4">
            <text:p>5.05E-02</text:p>
          </table:table-cell>
          <table:table-cell table:number-columns-repeated="16378"/>
        </table:table-row>
        <table:table-row table:style-name="ro1">
          <table:table-cell office:value-type="float" office:value="0.555107358" table:style-name="ce1">
            <text:p>0.555107358</text:p>
          </table:table-cell>
          <table:table-cell office:value-type="float" office:value="5.5987624999999999E-2" table:style-name="ce1">
            <text:p>0.055987625</text:p>
          </table:table-cell>
          <table:table-cell office:value-type="float" office:value="0.48275539200000001" table:style-name="ce1">
            <text:p>0.482755392</text:p>
          </table:table-cell>
          <table:table-cell office:value-type="float" office:value="4.2868624000000001E-2" table:style-name="ce1">
            <text:p>0.042868624</text:p>
          </table:table-cell>
          <table:table-cell office:value-type="float" office:value="0.63" table:style-name="ce2">
            <text:p>6.30E-01</text:p>
          </table:table-cell>
          <table:table-cell office:value-type="float" office:value="5.0886217999999997E-2" table:style-name="ce4">
            <text:p>5.09E-02</text:p>
          </table:table-cell>
          <table:table-cell table:number-columns-repeated="16378"/>
        </table:table-row>
        <table:table-row table:style-name="ro1">
          <table:table-cell office:value-type="float" office:value="0.56588138899999996" table:style-name="ce1">
            <text:p>0.565881389</text:p>
          </table:table-cell>
          <table:table-cell office:value-type="float" office:value="5.5307973000000003E-2" table:style-name="ce1">
            <text:p>0.055307973</text:p>
          </table:table-cell>
          <table:table-cell office:value-type="float" office:value="0.485284567" table:style-name="ce1">
            <text:p>0.485284567</text:p>
          </table:table-cell>
          <table:table-cell office:value-type="float" office:value="4.2948895000000001E-2" table:style-name="ce1">
            <text:p>0.042948895</text:p>
          </table:table-cell>
          <table:table-cell office:value-type="float" office:value="0.64" table:style-name="ce2">
            <text:p>6.40E-01</text:p>
          </table:table-cell>
          <table:table-cell office:value-type="float" office:value="5.1248199000000001E-2" table:style-name="ce4">
            <text:p>5.12E-02</text:p>
          </table:table-cell>
          <table:table-cell table:number-columns-repeated="16378"/>
        </table:table-row>
        <table:table-row table:style-name="ro1">
          <table:table-cell office:value-type="float" office:value="0.57794999599999997" table:style-name="ce1">
            <text:p>0.577949996</text:p>
          </table:table-cell>
          <table:table-cell office:value-type="float" office:value="5.5174749000000002E-2" table:style-name="ce1">
            <text:p>0.055174749</text:p>
          </table:table-cell>
          <table:table-cell office:value-type="float" office:value="0.48882615000000001" table:style-name="ce1">
            <text:p>0.48882615</text:p>
          </table:table-cell>
          <table:table-cell office:value-type="float" office:value="4.3189368999999998E-2" table:style-name="ce1">
            <text:p>0.043189369</text:p>
          </table:table-cell>
          <table:table-cell office:value-type="float" office:value="0.65" table:style-name="ce2">
            <text:p>6.50E-01</text:p>
          </table:table-cell>
          <table:table-cell office:value-type="float" office:value="5.1454670000000001E-2" table:style-name="ce4">
            <text:p>5.15E-02</text:p>
          </table:table-cell>
          <table:table-cell table:number-columns-repeated="16378"/>
        </table:table-row>
        <table:table-row table:style-name="ro1">
          <table:table-cell office:value-type="float" office:value="0.58829556599999999" table:style-name="ce1">
            <text:p>0.588295566</text:p>
          </table:table-cell>
          <table:table-cell office:value-type="float" office:value="5.5450612000000003E-2" table:style-name="ce1">
            <text:p>0.055450612</text:p>
          </table:table-cell>
          <table:table-cell office:value-type="float" office:value="0.49490013500000002" table:style-name="ce1">
            <text:p>0.494900135</text:p>
          </table:table-cell>
          <table:table-cell office:value-type="float" office:value="4.4070527999999998E-2" table:style-name="ce1">
            <text:p>0.044070528</text:p>
          </table:table-cell>
          <table:table-cell office:value-type="float" office:value="0.66" table:style-name="ce2">
            <text:p>6.60E-01</text:p>
          </table:table-cell>
          <table:table-cell office:value-type="float" office:value="5.1817725000000002E-2" table:style-name="ce4">
            <text:p>5.18E-02</text:p>
          </table:table-cell>
          <table:table-cell table:number-columns-repeated="16378"/>
        </table:table-row>
        <table:table-row table:style-name="ro1">
          <table:table-cell office:value-type="float" office:value="0.60166058700000002" table:style-name="ce1">
            <text:p>0.601660587</text:p>
          </table:table-cell>
          <table:table-cell office:value-type="float" office:value="5.6546410999999998E-2" table:style-name="ce1">
            <text:p>0.056546411</text:p>
          </table:table-cell>
          <table:table-cell office:value-type="float" office:value="0.49793781999999998" table:style-name="ce1">
            <text:p>0.49793782</text:p>
          </table:table-cell>
          <table:table-cell office:value-type="float" office:value="4.4631195999999998E-2" table:style-name="ce1">
            <text:p>0.044631196</text:p>
          </table:table-cell>
          <table:table-cell office:value-type="float" office:value="0.67" table:style-name="ce2">
            <text:p>6.70E-01</text:p>
          </table:table-cell>
          <table:table-cell office:value-type="float" office:value="5.1937324E-2" table:style-name="ce4">
            <text:p>5.19E-02</text:p>
          </table:table-cell>
          <table:table-cell table:number-columns-repeated="16378"/>
        </table:table-row>
        <table:table-row table:style-name="ro1">
          <table:table-cell office:value-type="float" office:value="0.61200542300000005" table:style-name="ce1">
            <text:p>0.612005423</text:p>
          </table:table-cell>
          <table:table-cell office:value-type="float" office:value="5.6549235000000003E-2" table:style-name="ce1">
            <text:p>0.056549235</text:p>
          </table:table-cell>
          <table:table-cell office:value-type="float" office:value="0.50198606800000001" table:style-name="ce1">
            <text:p>0.501986068</text:p>
          </table:table-cell>
          <table:table-cell office:value-type="float" office:value="4.5031831000000001E-2" table:style-name="ce1">
            <text:p>0.045031831</text:p>
          </table:table-cell>
          <table:table-cell office:value-type="float" office:value="0.68" table:style-name="ce2">
            <text:p>6.80E-01</text:p>
          </table:table-cell>
          <table:table-cell office:value-type="float" office:value="5.2253622E-2" table:style-name="ce4">
            <text:p>5.23E-02</text:p>
          </table:table-cell>
          <table:table-cell table:number-columns-repeated="16378"/>
        </table:table-row>
        <table:table-row table:style-name="ro1">
          <table:table-cell office:value-type="float" office:value="0.621922533" table:style-name="ce1">
            <text:p>0.621922533</text:p>
          </table:table-cell>
          <table:table-cell office:value-type="float" office:value="5.7780612000000002E-2" table:style-name="ce1">
            <text:p>0.057780612</text:p>
          </table:table-cell>
          <table:table-cell office:value-type="float" office:value="0.50401042200000001" table:style-name="ce1">
            <text:p>0.504010422</text:p>
          </table:table-cell>
          <table:table-cell office:value-type="float" office:value="4.5272178000000003E-2" table:style-name="ce1">
            <text:p>0.045272178</text:p>
          </table:table-cell>
          <table:table-cell office:value-type="float" office:value="0.69" table:style-name="ce2">
            <text:p>6.90E-01</text:p>
          </table:table-cell>
          <table:table-cell office:value-type="float" office:value="5.1265539999999998E-2" table:style-name="ce4">
            <text:p>5.13E-02</text:p>
          </table:table-cell>
          <table:table-cell table:number-columns-repeated="16378"/>
        </table:table-row>
        <table:table-row table:style-name="ro1">
          <table:table-cell office:value-type="float" office:value="0.63269840300000002" table:style-name="ce1">
            <text:p>0.632698403</text:p>
          </table:table-cell>
          <table:table-cell office:value-type="float" office:value="5.7783554000000001E-2" table:style-name="ce1">
            <text:p>0.057783554</text:p>
          </table:table-cell>
          <table:table-cell office:value-type="float" office:value="0.50906784999999999" table:style-name="ce1">
            <text:p>0.50906785</text:p>
          </table:table-cell>
          <table:table-cell office:value-type="float" office:value="4.5272600000000003E-2" table:style-name="ce1">
            <text:p>0.0452726</text:p>
          </table:table-cell>
          <table:table-cell office:value-type="float" office:value="0.7" table:style-name="ce2">
            <text:p>7.00E-01</text:p>
          </table:table-cell>
          <table:table-cell office:value-type="float" office:value="5.1071181E-2" table:style-name="ce4">
            <text:p>5.11E-02</text:p>
          </table:table-cell>
          <table:table-cell table:number-columns-repeated="16378"/>
        </table:table-row>
        <table:table-row table:style-name="ro1">
          <table:table-cell office:value-type="float" office:value="0.64390677900000004" table:style-name="ce1">
            <text:p>0.643906779</text:p>
          </table:table-cell>
          <table:table-cell office:value-type="float" office:value="5.833269E-2" table:style-name="ce1">
            <text:p>0.05833269</text:p>
          </table:table-cell>
          <table:table-cell office:value-type="float" office:value="0.50729867200000001" table:style-name="ce1">
            <text:p>0.507298672</text:p>
          </table:table-cell>
          <table:table-cell office:value-type="float" office:value="4.5432570999999998E-2" table:style-name="ce1">
            <text:p>0.045432571</text:p>
          </table:table-cell>
          <table:table-cell office:value-type="float" office:value="0.71" table:style-name="ce2">
            <text:p>7.10E-01</text:p>
          </table:table-cell>
          <table:table-cell office:value-type="float" office:value="4.6206158999999997E-2" table:style-name="ce4">
            <text:p>4.62E-02</text:p>
          </table:table-cell>
          <table:table-cell table:number-columns-repeated="16378"/>
        </table:table-row>
        <table:table-row table:style-name="ro1">
          <table:table-cell office:value-type="float" office:value="0.65382131499999996" table:style-name="ce1">
            <text:p>0.653821315</text:p>
          </table:table-cell>
          <table:table-cell office:value-type="float" office:value="5.8608434000000001E-2" table:style-name="ce1">
            <text:p>0.058608434</text:p>
          </table:table-cell>
          <table:table-cell office:value-type="float" office:value="0.5138701" table:style-name="ce1">
            <text:p>0.5138701</text:p>
          </table:table-cell>
          <table:table-cell office:value-type="float" office:value="4.4872705999999998E-2" table:style-name="ce1">
            <text:p>0.044872706</text:p>
          </table:table-cell>
          <table:table-cell office:value-type="float" office:value="0.72" table:style-name="ce2">
            <text:p>7.20E-01</text:p>
          </table:table-cell>
          <table:table-cell office:value-type="float" office:value="4.1095242999999997E-2" table:style-name="ce4">
            <text:p>4.11E-02</text:p>
          </table:table-cell>
          <table:table-cell table:number-columns-repeated="16378"/>
        </table:table-row>
        <table:table-row table:style-name="ro1">
          <table:table-cell office:value-type="float" office:value="0.66459975900000001" table:style-name="ce1">
            <text:p>0.664599759</text:p>
          </table:table-cell>
          <table:table-cell office:value-type="float" office:value="5.9567008999999997E-2" table:style-name="ce1">
            <text:p>0.059567009</text:p>
          </table:table-cell>
          <table:table-cell office:value-type="float" office:value="0.51690271200000004" table:style-name="ce1">
            <text:p>0.516902712</text:p>
          </table:table-cell>
          <table:table-cell office:value-type="float" office:value="4.4552723000000002E-2" table:style-name="ce1">
            <text:p>0.044552723</text:p>
          </table:table-cell>
          <table:table-cell office:value-type="float" office:value="0.73" table:style-name="ce2">
            <text:p>7.30E-01</text:p>
          </table:table-cell>
          <table:table-cell office:value-type="float" office:value="3.8468782999999999E-2" table:style-name="ce4">
            <text:p>3.85E-02</text:p>
          </table:table-cell>
          <table:table-cell table:number-columns-repeated="16378"/>
        </table:table-row>
        <table:table-row table:style-name="ro1">
          <table:table-cell office:value-type="float" office:value="0.67537967499999996" table:style-name="ce1">
            <text:p>0.675379675</text:p>
          </table:table-cell>
          <table:table-cell office:value-type="float" office:value="6.1071658000000001E-2" table:style-name="ce1">
            <text:p>0.061071658</text:p>
          </table:table-cell>
          <table:table-cell office:value-type="float" office:value="0.5206944" table:style-name="ce1">
            <text:p>0.5206944</text:p>
          </table:table-cell>
          <table:table-cell office:value-type="float" office:value="4.4312862000000001E-2" table:style-name="ce1">
            <text:p>0.044312862</text:p>
          </table:table-cell>
          <table:table-cell office:value-type="float" office:value="0.74" table:style-name="ce2">
            <text:p>7.40E-01</text:p>
          </table:table-cell>
          <table:table-cell office:value-type="float" office:value="3.2056979999999999E-2" table:style-name="ce4">
            <text:p>3.21E-02</text:p>
          </table:table-cell>
          <table:table-cell table:number-columns-repeated="16378"/>
        </table:table-row>
        <table:table-row table:style-name="ro1">
          <table:table-cell office:value-type="float" office:value="0.68270910500000004" table:style-name="ce1">
            <text:p>0.682709105</text:p>
          </table:table-cell>
          <table:table-cell office:value-type="float" office:value="6.1756252999999997E-2" table:style-name="ce1">
            <text:p>0.061756253</text:p>
          </table:table-cell>
          <table:table-cell office:value-type="float" office:value="0.52473988100000002" table:style-name="ce1">
            <text:p>0.524739881</text:p>
          </table:table-cell>
          <table:table-cell office:value-type="float" office:value="4.4233140999999997E-2" table:style-name="ce1">
            <text:p>0.044233141</text:p>
          </table:table-cell>
          <table:table-cell office:value-type="float" office:value="0.75" table:style-name="ce2">
            <text:p>7.50E-01</text:p>
          </table:table-cell>
          <table:table-cell office:value-type="float" office:value="2.4335565E-2" table:style-name="ce4">
            <text:p>2.43E-02</text:p>
          </table:table-cell>
          <table:table-cell table:number-columns-repeated="16378"/>
        </table:table-row>
        <table:table-row table:style-name="ro1">
          <table:table-cell office:value-type="float" office:value="0.69693582799999998" table:style-name="ce1">
            <text:p>0.696935828</text:p>
          </table:table-cell>
          <table:table-cell office:value-type="float" office:value="6.2715769000000005E-2" table:style-name="ce1">
            <text:p>0.062715769</text:p>
          </table:table-cell>
          <table:table-cell office:value-type="float" office:value="0.52929156600000005" table:style-name="ce1">
            <text:p>0.529291566</text:p>
          </table:table-cell>
          <table:table-cell office:value-type="float" office:value="4.4233521999999997E-2" table:style-name="ce1">
            <text:p>0.044233522</text:p>
          </table:table-cell>
          <table:table-cell office:value-type="float" office:value="0.76" table:style-name="ce2">
            <text:p>7.60E-01</text:p>
          </table:table-cell>
          <table:table-cell office:value-type="float" office:value="1.7033436999999998E-2" table:style-name="ce4">
            <text:p>1.70E-02</text:p>
          </table:table-cell>
          <table:table-cell table:number-columns-repeated="16378"/>
        </table:table-row>
        <table:table-row table:style-name="ro1">
          <table:table-cell office:value-type="float" office:value="0.70383201699999998" table:style-name="ce1">
            <text:p>0.703832017</text:p>
          </table:table-cell>
          <table:table-cell office:value-type="float" office:value="6.2581132999999997E-2" table:style-name="ce1">
            <text:p>0.062581133</text:p>
          </table:table-cell>
          <table:table-cell office:value-type="float" office:value="0.53561749999999997" table:style-name="ce1">
            <text:p>0.5356175</text:p>
          </table:table-cell>
          <table:table-cell office:value-type="float" office:value="4.4954583999999999E-2" table:style-name="ce1">
            <text:p>0.044954584</text:p>
          </table:table-cell>
          <table:table-cell office:value-type="float" office:value="0.77" table:style-name="ce2">
            <text:p>7.70E-01</text:p>
          </table:table-cell>
          <table:table-cell office:value-type="float" office:value="6.9742805999999996E-3" table:style-name="ce4">
            <text:p>6.97E-03</text:p>
          </table:table-cell>
          <table:table-cell table:number-columns-repeated="16378"/>
        </table:table-row>
        <table:table-row table:style-name="ro1">
          <table:table-cell office:value-type="float" office:value="0.71072379299999999" table:style-name="ce1">
            <text:p>0.710723793</text:p>
          </table:table-cell>
          <table:table-cell office:value-type="float" office:value="6.0808270999999997E-2" table:style-name="ce1">
            <text:p>0.060808271</text:p>
          </table:table-cell>
          <table:table-cell office:value-type="float" office:value="0.53308694199999995" table:style-name="ce1">
            <text:p>0.533086942</text:p>
          </table:table-cell>
          <table:table-cell office:value-type="float" office:value="4.4634134999999998E-2" table:style-name="ce1">
            <text:p>0.044634135</text:p>
          </table:table-cell>
          <table:table-cell office:value-type="float" office:value="0.78" table:style-name="ce2">
            <text:p>7.80E-01</text:p>
          </table:table-cell>
          <table:table-cell office:value-type="float" office:value="-2.2539218000000001E-3" table:style-name="ce4">
            <text:p>-2.25E-03</text:p>
          </table:table-cell>
          <table:table-cell table:number-columns-repeated="16378"/>
        </table:table-row>
        <table:table-row table:style-name="ro1">
          <table:table-cell office:value-type="float" office:value="0.71761225799999995" table:style-name="ce1">
            <text:p>0.717612258</text:p>
          </table:table-cell>
          <table:table-cell office:value-type="float" office:value="5.7806739000000003E-2" table:style-name="ce1">
            <text:p>0.057806739</text:p>
          </table:table-cell>
          <table:table-cell office:value-type="float" office:value="0.54118251500000003" table:style-name="ce1">
            <text:p>0.541182515</text:p>
          </table:table-cell>
          <table:table-cell office:value-type="float" office:value="4.5275285999999998E-2" table:style-name="ce1">
            <text:p>0.045275286</text:p>
          </table:table-cell>
          <table:table-cell office:value-type="float" office:value="0.79" table:style-name="ce2">
            <text:p>7.90E-01</text:p>
          </table:table-cell>
          <table:table-cell office:value-type="float" office:value="-7.6322673000000004E-3" table:style-name="ce4">
            <text:p>-7.63E-03</text:p>
          </table:table-cell>
          <table:table-cell table:number-columns-repeated="16378"/>
        </table:table-row>
        <table:table-row table:style-name="ro1">
          <table:table-cell office:value-type="float" office:value="0.72751759999999999" table:style-name="ce1">
            <text:p>0.7275176</text:p>
          </table:table-cell>
          <table:table-cell office:value-type="float" office:value="5.4669512000000003E-2" table:style-name="ce1">
            <text:p>0.054669512</text:p>
          </table:table-cell>
          <table:table-cell office:value-type="float" office:value="0.54396502300000005" table:style-name="ce1">
            <text:p>0.543965023</text:p>
          </table:table-cell>
          <table:table-cell office:value-type="float" office:value="4.5435637000000001E-2" table:style-name="ce1">
            <text:p>0.045435637</text:p>
          </table:table-cell>
          <table:table-cell office:value-type="float" office:value="0.8" table:style-name="ce2">
            <text:p>8.00E-01</text:p>
          </table:table-cell>
          <table:table-cell office:value-type="float" office:value="-1.3012417E-2" table:style-name="ce4">
            <text:p>-1.30E-02</text:p>
          </table:table-cell>
          <table:table-cell table:number-columns-repeated="16378"/>
        </table:table-row>
        <table:table-row table:style-name="ro1">
          <table:table-cell office:value-type="float" office:value="0.73440716900000003" table:style-name="ce1">
            <text:p>0.734407169</text:p>
          </table:table-cell>
          <table:table-cell office:value-type="float" office:value="5.2077536000000001E-2" table:style-name="ce1">
            <text:p>0.052077536</text:p>
          </table:table-cell>
          <table:table-cell office:value-type="float" office:value="0.54851901300000006" table:style-name="ce1">
            <text:p>0.548519013</text:p>
          </table:table-cell>
          <table:table-cell office:value-type="float" office:value="4.5836314000000003E-2" table:style-name="ce1">
            <text:p>0.045836314</text:p>
          </table:table-cell>
          <table:table-cell office:value-type="float" office:value="0.81" table:style-name="ce2">
            <text:p>8.10E-01</text:p>
          </table:table-cell>
          <table:table-cell office:value-type="float" office:value="-1.5659902999999999E-2" table:style-name="ce4">
            <text:p>-1.57E-02</text:p>
          </table:table-cell>
          <table:table-cell table:number-columns-repeated="16378"/>
        </table:table-row>
        <table:table-row table:style-name="ro1">
          <table:table-cell office:value-type="float" office:value="0.739141932" table:style-name="ce1">
            <text:p>0.739141932</text:p>
          </table:table-cell>
          <table:table-cell office:value-type="float" office:value="4.9621490999999997E-2" table:style-name="ce1">
            <text:p>0.049621491</text:p>
          </table:table-cell>
          <table:table-cell office:value-type="float" office:value="0.55559895100000001" table:style-name="ce1">
            <text:p>0.555598951</text:p>
          </table:table-cell>
          <table:table-cell office:value-type="float" office:value="4.5756847000000003E-2" table:style-name="ce1">
            <text:p>0.045756847</text:p>
          </table:table-cell>
          <table:table-cell office:value-type="float" office:value="0.82" table:style-name="ce2">
            <text:p>8.20E-01</text:p>
          </table:table-cell>
          <table:table-cell office:value-type="float" office:value="-1.3254643999999999E-2" table:style-name="ce4">
            <text:p>-1.33E-02</text:p>
          </table:table-cell>
          <table:table-cell table:number-columns-repeated="16378"/>
        </table:table-row>
        <table:table-row table:style-name="ro1">
          <table:table-cell office:value-type="float" office:value="0.74559973000000002" table:style-name="ce1">
            <text:p>0.74559973</text:p>
          </table:table-cell>
          <table:table-cell office:value-type="float" office:value="4.6756359999999997E-2" table:style-name="ce1">
            <text:p>0.04675636</text:p>
          </table:table-cell>
          <table:table-cell office:value-type="float" office:value="0.55863156300000005" table:style-name="ce1">
            <text:p>0.558631563</text:p>
          </table:table-cell>
          <table:table-cell office:value-type="float" office:value="4.5436863000000001E-2" table:style-name="ce1">
            <text:p>0.045436863</text:p>
          </table:table-cell>
          <table:table-cell office:value-type="float" office:value="0.83" table:style-name="ce2">
            <text:p>8.30E-01</text:p>
          </table:table-cell>
          <table:table-cell office:value-type="float" office:value="-9.2769982000000008E-3" table:style-name="ce4">
            <text:p>-9.28E-03</text:p>
          </table:table-cell>
          <table:table-cell table:number-columns-repeated="16378"/>
        </table:table-row>
        <table:table-row table:style-name="ro1">
          <table:table-cell office:value-type="float" office:value="0.74903991800000003" table:style-name="ce1">
            <text:p>0.749039918</text:p>
          </table:table-cell>
          <table:table-cell office:value-type="float" office:value="4.3753885999999999E-2" table:style-name="ce1">
            <text:p>0.043753886</text:p>
          </table:table-cell>
          <table:table-cell office:value-type="float" office:value="0.56419058300000002" table:style-name="ce1">
            <text:p>0.564190583</text:p>
          </table:table-cell>
          <table:table-cell office:value-type="float" office:value="4.4716794999999997E-2" table:style-name="ce1">
            <text:p>0.044716795</text:p>
          </table:table-cell>
          <table:table-cell office:value-type="float" office:value="0.84" table:style-name="ce2">
            <text:p>8.40E-01</text:p>
          </table:table-cell>
          <table:table-cell office:value-type="float" office:value="-1.8265625000000001E-3" table:style-name="ce4">
            <text:p>-1.83E-03</text:p>
          </table:table-cell>
          <table:table-cell table:number-columns-repeated="16378"/>
        </table:table-row>
        <table:table-row table:style-name="ro1">
          <table:table-cell office:value-type="float" office:value="0.75420387700000002" table:style-name="ce1">
            <text:p>0.754203877</text:p>
          </table:table-cell>
          <table:table-cell office:value-type="float" office:value="4.0615365E-2" table:style-name="ce1">
            <text:p>0.040615365</text:p>
          </table:table-cell>
          <table:table-cell office:value-type="float" office:value="0.56797950399999997" table:style-name="ce1">
            <text:p>0.567979504</text:p>
          </table:table-cell>
          <table:table-cell office:value-type="float" office:value="4.3996579000000001E-2" table:style-name="ce1">
            <text:p>0.043996579</text:p>
          </table:table-cell>
          <table:table-cell office:value-type="float" office:value="0.85" table:style-name="ce2">
            <text:p>8.50E-01</text:p>
          </table:table-cell>
          <table:table-cell office:value-type="float" office:value="1.6652822E-3" table:style-name="ce4">
            <text:p>1.67E-03</text:p>
          </table:table-cell>
          <table:table-cell table:number-columns-repeated="16378"/>
        </table:table-row>
        <table:table-row table:style-name="ro1">
          <table:table-cell office:value-type="float" office:value="0.76023063999999996" table:style-name="ce1">
            <text:p>0.76023064</text:p>
          </table:table-cell>
          <table:table-cell office:value-type="float" office:value="3.7750116E-2" table:style-name="ce1">
            <text:p>0.037750116</text:p>
          </table:table-cell>
          <table:table-cell office:value-type="float" office:value="0.57252796100000003" table:style-name="ce1">
            <text:p>0.572527961</text:p>
          </table:table-cell>
          <table:table-cell office:value-type="float" office:value="4.3436545E-2" table:style-name="ce1">
            <text:p>0.043436545</text:p>
          </table:table-cell>
          <table:table-cell office:value-type="float" office:value="0.86" table:style-name="ce2">
            <text:p>8.60E-01</text:p>
          </table:table-cell>
          <table:table-cell office:value-type="float" office:value="3.7211009000000001E-3" table:style-name="ce4">
            <text:p>3.72E-03</text:p>
          </table:table-cell>
          <table:table-cell table:number-columns-repeated="16378"/>
        </table:table-row>
        <table:table-row table:style-name="ro1">
          <table:table-cell office:value-type="float" office:value="0.76668770399999997" table:style-name="ce1">
            <text:p>0.766687704</text:p>
          </table:table-cell>
          <table:table-cell office:value-type="float" office:value="3.4611946999999997E-2" table:style-name="ce1">
            <text:p>0.034611947</text:p>
          </table:table-cell>
          <table:table-cell office:value-type="float" office:value="0.57758538800000003" table:style-name="ce1">
            <text:p>0.577585388</text:p>
          </table:table-cell>
          <table:table-cell office:value-type="float" office:value="4.3436967999999999E-2" table:style-name="ce1">
            <text:p>0.043436968</text:p>
          </table:table-cell>
          <table:table-cell office:value-type="float" office:value="0.87" table:style-name="ce2">
            <text:p>8.70E-01</text:p>
          </table:table-cell>
          <table:table-cell office:value-type="float" office:value="6.9016004000000001E-3" table:style-name="ce4">
            <text:p>6.90E-03</text:p>
          </table:table-cell>
          <table:table-cell table:number-columns-repeated="16378"/>
        </table:table-row>
        <table:table-row table:style-name="ro1">
          <table:table-cell office:value-type="float" office:value="0.77271483500000004" table:style-name="ce1">
            <text:p>0.772714835</text:p>
          </table:table-cell>
          <table:table-cell office:value-type="float" office:value="3.1883217999999998E-2" table:style-name="ce1">
            <text:p>0.031883218</text:p>
          </table:table-cell>
          <table:table-cell office:value-type="float" office:value="0.58213845600000003" table:style-name="ce1">
            <text:p>0.582138456</text:p>
          </table:table-cell>
          <table:table-cell office:value-type="float" office:value="4.3677527000000001E-2" table:style-name="ce1">
            <text:p>0.043677527</text:p>
          </table:table-cell>
          <table:table-cell office:value-type="float" office:value="0.88" table:style-name="ce2">
            <text:p>8.80E-01</text:p>
          </table:table-cell>
          <table:table-cell office:value-type="float" office:value="9.1475202000000002E-3" table:style-name="ce4">
            <text:p>9.15E-03</text:p>
          </table:table-cell>
          <table:table-cell table:number-columns-repeated="16378"/>
        </table:table-row>
        <table:table-row table:style-name="ro1">
          <table:table-cell office:value-type="float" office:value="0.77788063299999999" table:style-name="ce1">
            <text:p>0.777880633</text:p>
          </table:table-cell>
          <table:table-cell office:value-type="float" office:value="2.9427289999999998E-2" table:style-name="ce1">
            <text:p>0.02942729</text:p>
          </table:table-cell>
          <table:table-cell office:value-type="float" office:value="0.58593521599999998" table:style-name="ce1">
            <text:p>0.585935216</text:p>
          </table:table-cell>
          <table:table-cell office:value-type="float" office:value="4.4318318000000002E-2" table:style-name="ce1">
            <text:p>0.044318318</text:p>
          </table:table-cell>
          <table:table-cell office:value-type="float" office:value="0.89" table:style-name="ce2">
            <text:p>8.90E-01</text:p>
          </table:table-cell>
          <table:table-cell office:value-type="float" office:value="1.0967975E-2" table:style-name="ce4">
            <text:p>1.10E-02</text:p>
          </table:table-cell>
          <table:table-cell table:number-columns-repeated="16378"/>
        </table:table-row>
        <table:table-row table:style-name="ro1">
          <table:table-cell office:value-type="float" office:value="0.78606367399999999" table:style-name="ce1">
            <text:p>0.786063674</text:p>
          </table:table-cell>
          <table:table-cell office:value-type="float" office:value="2.6972185999999999E-2" table:style-name="ce1">
            <text:p>0.026972186</text:p>
          </table:table-cell>
          <table:table-cell office:value-type="float" office:value="0.59048920699999996" table:style-name="ce1">
            <text:p>0.590489207</text:p>
          </table:table-cell>
          <table:table-cell office:value-type="float" office:value="4.4718994999999997E-2" table:style-name="ce1">
            <text:p>0.044718995</text:p>
          </table:table-cell>
          <table:table-cell office:value-type="float" office:value="0.9" table:style-name="ce2">
            <text:p>9.00E-01</text:p>
          </table:table-cell>
          <table:table-cell office:value-type="float" office:value="1.3847140000000001E-2" table:style-name="ce4">
            <text:p>1.38E-02</text:p>
          </table:table-cell>
          <table:table-cell table:number-columns-repeated="16378"/>
        </table:table-row>
        <table:table-row table:style-name="ro1">
          <table:table-cell office:value-type="float" office:value="0.789934896" table:style-name="ce1">
            <text:p>0.789934896</text:p>
          </table:table-cell>
          <table:table-cell office:value-type="float" office:value="2.3969831E-2" table:style-name="ce1">
            <text:p>0.023969831</text:p>
          </table:table-cell>
          <table:table-cell office:value-type="float" office:value="0.59555124599999998" table:style-name="ce1">
            <text:p>0.595551246</text:p>
          </table:table-cell>
          <table:table-cell office:value-type="float" office:value="4.552001E-2" table:style-name="ce1">
            <text:p>0.04552001</text:p>
          </table:table-cell>
          <table:table-cell office:value-type="float" office:value="0.91" table:style-name="ce2">
            <text:p>9.10E-01</text:p>
          </table:table-cell>
          <table:table-cell office:value-type="float" office:value="1.6227667000000001E-2" table:style-name="ce4">
            <text:p>1.62E-02</text:p>
          </table:table-cell>
          <table:table-cell table:number-columns-repeated="16378"/>
        </table:table-row>
        <table:table-row table:style-name="ro1">
          <table:table-cell office:value-type="float" office:value="0.79596055700000001" table:style-name="ce1">
            <text:p>0.795960557</text:p>
          </table:table-cell>
          <table:table-cell office:value-type="float" office:value="2.0695024999999999E-2" table:style-name="ce1">
            <text:p>0.020695025</text:p>
          </table:table-cell>
          <table:table-cell office:value-type="float" office:value="0.60010662000000004" table:style-name="ce1">
            <text:p>0.60010662</text:p>
          </table:table-cell>
          <table:table-cell office:value-type="float" office:value="4.6160864000000003E-2" table:style-name="ce1">
            <text:p>0.046160864</text:p>
          </table:table-cell>
          <table:table-cell office:value-type="float" office:value="0.92" table:style-name="ce2">
            <text:p>9.20E-01</text:p>
          </table:table-cell>
          <table:table-cell office:value-type="float" office:value="1.8737045000000001E-2" table:style-name="ce4">
            <text:p>1.87E-02</text:p>
          </table:table-cell>
          <table:table-cell table:number-columns-repeated="16378"/>
        </table:table-row>
        <table:table-row table:style-name="ro1">
          <table:table-cell office:value-type="float" office:value="0.80241798799999997" table:style-name="ce1">
            <text:p>0.802417988</text:p>
          </table:table-cell>
          <table:table-cell office:value-type="float" office:value="1.7693375000000001E-2" table:style-name="ce1">
            <text:p>0.017693375</text:p>
          </table:table-cell>
          <table:table-cell office:value-type="float" office:value="0.60390291900000004" table:style-name="ce1">
            <text:p>0.603902919</text:p>
          </table:table-cell>
          <table:table-cell office:value-type="float" office:value="4.6721595999999997E-2" table:style-name="ce1">
            <text:p>0.046721596</text:p>
          </table:table-cell>
          <table:table-cell office:value-type="float" office:value="0.93" table:style-name="ce2">
            <text:p>9.30E-01</text:p>
          </table:table-cell>
          <table:table-cell office:value-type="float" office:value="2.1818105000000001E-2" table:style-name="ce4">
            <text:p>2.18E-02</text:p>
          </table:table-cell>
          <table:table-cell table:number-columns-repeated="16378"/>
        </table:table-row>
        <table:table-row table:style-name="ro1">
          <table:table-cell office:value-type="float" office:value="0.80672024399999998" table:style-name="ce1">
            <text:p>0.806720244</text:p>
          </table:table-cell>
          <table:table-cell office:value-type="float" office:value="1.4691137E-2" table:style-name="ce1">
            <text:p>0.014691137</text:p>
          </table:table-cell>
          <table:table-cell office:value-type="float" office:value="0.60820265399999995" table:style-name="ce1">
            <text:p>0.608202654</text:p>
          </table:table-cell>
          <table:table-cell office:value-type="float" office:value="4.6882074000000003E-2" table:style-name="ce1">
            <text:p>0.046882074</text:p>
          </table:table-cell>
          <table:table-cell office:value-type="float" office:value="0.94" table:style-name="ce2">
            <text:p>9.40E-01</text:p>
          </table:table-cell>
          <table:table-cell office:value-type="float" office:value="2.4468950999999999E-2" table:style-name="ce4">
            <text:p>2.45E-02</text:p>
          </table:table-cell>
          <table:table-cell table:number-columns-repeated="16378"/>
        </table:table-row>
        <table:table-row table:style-name="ro1">
          <table:table-cell office:value-type="float" office:value="0.81835708100000004" table:style-name="ce1">
            <text:p>0.818357081</text:p>
          </table:table-cell>
          <table:table-cell office:value-type="float" office:value="1.4284758E-2" table:style-name="ce1">
            <text:p>0.014284758</text:p>
          </table:table-cell>
          <table:table-cell office:value-type="float" office:value="0.61250054600000003" table:style-name="ce1">
            <text:p>0.612500546</text:p>
          </table:table-cell>
          <table:table-cell office:value-type="float" office:value="4.6722315E-2" table:style-name="ce1">
            <text:p>0.046722315</text:p>
          </table:table-cell>
          <table:table-cell office:value-type="float" office:value="0.95" table:style-name="ce2">
            <text:p>9.50E-01</text:p>
          </table:table-cell>
          <table:table-cell office:value-type="float" office:value="2.7148129999999999E-2" table:style-name="ce4">
            <text:p>2.71E-02</text:p>
          </table:table-cell>
          <table:table-cell table:number-columns-repeated="16378"/>
        </table:table-row>
        <table:table-row table:style-name="ro1">
          <table:table-cell office:value-type="float" office:value="0.82783396200000003" table:style-name="ce1">
            <text:p>0.827833962</text:p>
          </table:table-cell>
          <table:table-cell office:value-type="float" office:value="1.2103045E-2" table:style-name="ce1">
            <text:p>0.012103045</text:p>
          </table:table-cell>
          <table:table-cell office:value-type="float" office:value="0.61856853700000003" table:style-name="ce1">
            <text:p>0.618568537</text:p>
          </table:table-cell>
          <table:table-cell office:value-type="float" office:value="4.6562704000000003E-2" table:style-name="ce1">
            <text:p>0.046562704</text:p>
          </table:table-cell>
          <table:table-cell office:value-type="float" office:value="0.96" table:style-name="ce2">
            <text:p>9.60E-01</text:p>
          </table:table-cell>
          <table:table-cell office:value-type="float" office:value="3.0088205E-2" table:style-name="ce4">
            <text:p>3.01E-02</text:p>
          </table:table-cell>
          <table:table-cell table:number-columns-repeated="16378"/>
        </table:table-row>
        <table:table-row table:style-name="ro1">
          <table:table-cell office:value-type="float" office:value="0.83645061200000004" table:style-name="ce1">
            <text:p>0.836450612</text:p>
          </table:table-cell>
          <table:table-cell office:value-type="float" office:value="1.0603691E-2" table:style-name="ce1">
            <text:p>0.010603691</text:p>
          </table:table-cell>
          <table:table-cell office:value-type="float" office:value="0.62311929899999996" table:style-name="ce1">
            <text:p>0.623119299</text:p>
          </table:table-cell>
          <table:table-cell office:value-type="float" office:value="4.6402965999999997E-2" table:style-name="ce1">
            <text:p>0.046402966</text:p>
          </table:table-cell>
          <table:table-cell office:value-type="float" office:value="0.97" table:style-name="ce2">
            <text:p>9.70E-01</text:p>
          </table:table-cell>
          <table:table-cell office:value-type="float" office:value="3.2328250000000003E-2" table:style-name="ce4">
            <text:p>3.23E-02</text:p>
          </table:table-cell>
          <table:table-cell table:number-columns-repeated="16378"/>
        </table:table-row>
        <table:table-row table:style-name="ro1">
          <table:table-cell office:value-type="float" office:value="0.84765751700000003" table:style-name="ce1">
            <text:p>0.847657517</text:p>
          </table:table-cell>
          <table:table-cell office:value-type="float" office:value="1.0606750999999999E-2" table:style-name="ce1">
            <text:p>0.010606751</text:p>
          </table:table-cell>
          <table:table-cell office:value-type="float" office:value="0.62640616599999999" table:style-name="ce1">
            <text:p>0.626406166</text:p>
          </table:table-cell>
          <table:table-cell office:value-type="float" office:value="4.6323181999999997E-2" table:style-name="ce1">
            <text:p>0.046323182</text:p>
          </table:table-cell>
          <table:table-cell office:value-type="float" office:value="0.98" table:style-name="ce2">
            <text:p>9.80E-01</text:p>
          </table:table-cell>
          <table:table-cell office:value-type="float" office:value="3.3084242E-2" table:style-name="ce4">
            <text:p>3.31E-02</text:p>
          </table:table-cell>
          <table:table-cell table:number-columns-repeated="16378"/>
        </table:table-row>
        <table:table-row table:style-name="ro1">
          <table:table-cell office:value-type="float" office:value="0.85886405399999999" table:style-name="ce1">
            <text:p>0.858864054</text:p>
          </table:table-cell>
          <table:table-cell office:value-type="float" office:value="1.0473292E-2" table:style-name="ce1">
            <text:p>0.010473292</text:p>
          </table:table-cell>
          <table:table-cell office:value-type="float" office:value="0.630706824" table:style-name="ce1">
            <text:p>0.630706824</text:p>
          </table:table-cell>
          <table:table-cell office:value-type="float" office:value="4.6643777999999997E-2" table:style-name="ce1">
            <text:p>0.046643778</text:p>
          </table:table-cell>
          <table:table-cell office:value-type="float" office:value="0.99" table:style-name="ce2">
            <text:p>9.90E-01</text:p>
          </table:table-cell>
          <table:table-cell office:value-type="float" office:value="3.0961748000000001E-2" table:style-name="ce4">
            <text:p>3.10E-02</text:p>
          </table:table-cell>
          <table:table-cell table:number-columns-repeated="16378"/>
        </table:table-row>
        <table:table-row table:style-name="ro1">
          <table:table-cell office:value-type="float" office:value="0.86964065999999995" table:style-name="ce1">
            <text:p>0.86964066</text:p>
          </table:table-cell>
          <table:table-cell office:value-type="float" office:value="1.0749272000000001E-2" table:style-name="ce1">
            <text:p>0.010749272</text:p>
          </table:table-cell>
          <table:table-cell office:value-type="float" office:value="0.63525989199999999" table:style-name="ce1">
            <text:p>0.635259892</text:p>
          </table:table-cell>
          <table:table-cell office:value-type="float" office:value="4.6884336999999998E-2" table:style-name="ce1">
            <text:p>0.046884337</text:p>
          </table:table-cell>
          <table:table-cell office:value-type="float" office:value="1" table:style-name="ce2">
            <text:p>1.00E+00</text:p>
          </table:table-cell>
          <table:table-cell office:value-type="float" office:value="2.7510039999999999E-2" table:style-name="ce4">
            <text:p>2.75E-02</text:p>
          </table:table-cell>
          <table:table-cell table:number-columns-repeated="16378"/>
        </table:table-row>
        <table:table-row table:style-name="ro1">
          <table:table-cell office:value-type="float" office:value="0.879980714" table:style-name="ce1">
            <text:p>0.879980714</text:p>
          </table:table-cell>
          <table:table-cell office:value-type="float" office:value="8.9773519999999992E-3" table:style-name="ce1">
            <text:p>0.008977352</text:p>
          </table:table-cell>
          <table:table-cell office:value-type="float" office:value="0.63956101200000004" table:style-name="ce1">
            <text:p>0.639561012</text:p>
          </table:table-cell>
          <table:table-cell office:value-type="float" office:value="4.7284991999999998E-2" table:style-name="ce1">
            <text:p>0.047284992</text:p>
          </table:table-cell>
          <table:table-cell table:number-columns-repeated="16380" table:style-name="ce1"/>
        </table:table-row>
        <table:table-row table:style-name="ro1">
          <table:table-cell office:value-type="float" office:value="0.88816449099999994" table:style-name="ce1">
            <text:p>0.888164491</text:p>
          </table:table-cell>
          <table:table-cell office:value-type="float" office:value="6.7952860000000002E-3" table:style-name="ce1">
            <text:p>0.006795286</text:p>
          </table:table-cell>
          <table:table-cell office:value-type="float" office:value="0.64512787100000002" table:style-name="ce1">
            <text:p>0.645127871</text:p>
          </table:table-cell>
          <table:table-cell office:value-type="float" office:value="4.7925931999999997E-2" table:style-name="ce1">
            <text:p>0.047925932</text:p>
          </table:table-cell>
          <table:table-cell table:number-columns-repeated="16380" table:style-name="ce1"/>
        </table:table-row>
        <table:table-row table:style-name="ro1">
          <table:table-cell office:value-type="float" office:value="0.89634642799999997" table:style-name="ce1">
            <text:p>0.896346428</text:p>
          </table:table-cell>
          <table:table-cell office:value-type="float" office:value="3.9306250000000001E-3" table:style-name="ce1">
            <text:p>0.003930625</text:p>
          </table:table-cell>
          <table:table-cell office:value-type="float" office:value="0.64892278599999997" table:style-name="ce1">
            <text:p>0.648922786</text:p>
          </table:table-cell>
          <table:table-cell office:value-type="float" office:value="4.8246485999999998E-2" table:style-name="ce1">
            <text:p>0.048246486</text:p>
          </table:table-cell>
          <table:table-cell table:number-columns-repeated="16380" table:style-name="ce1"/>
        </table:table-row>
        <table:table-row table:style-name="ro1">
          <table:table-cell office:value-type="float" office:value="0.90582147099999999" table:style-name="ce1">
            <text:p>0.905821471</text:p>
          </table:table-cell>
          <table:table-cell office:value-type="float" office:value="1.0663179999999999E-3" table:style-name="ce1">
            <text:p>0.001066318</text:p>
          </table:table-cell>
          <table:table-cell office:value-type="float" office:value="0.65297057300000005" table:style-name="ce1">
            <text:p>0.652970573</text:p>
          </table:table-cell>
          <table:table-cell office:value-type="float" office:value="4.8567061000000002E-2" table:style-name="ce1">
            <text:p>0.048567061</text:p>
          </table:table-cell>
          <table:table-cell table:number-columns-repeated="16380" table:style-name="ce1"/>
        </table:table-row>
        <table:table-row table:style-name="ro1">
          <table:table-cell office:value-type="float" office:value="0.91443481100000001" table:style-name="ce1">
            <text:p>0.914434811</text:p>
          </table:table-cell>
          <table:table-cell office:value-type="float" office:value="-1.6617050000000001E-3" table:style-name="ce1">
            <text:p>-0.001661705</text:p>
          </table:table-cell>
          <table:table-cell office:value-type="float" office:value="0.65676548800000001" table:style-name="ce1">
            <text:p>0.656765488</text:p>
          </table:table-cell>
          <table:table-cell office:value-type="float" office:value="4.8887615000000002E-2" table:style-name="ce1">
            <text:p>0.048887615</text:p>
          </table:table-cell>
          <table:table-cell table:number-columns-repeated="16380" table:style-name="ce1"/>
        </table:table-row>
        <table:table-row table:style-name="ro1">
          <table:table-cell office:value-type="float" office:value="0.92046304599999995" table:style-name="ce1">
            <text:p>0.920463046</text:p>
          </table:table-cell>
          <table:table-cell office:value-type="float" office:value="-3.9808789999999997E-3" table:style-name="ce1">
            <text:p>-0.003980879</text:p>
          </table:table-cell>
          <table:table-cell office:value-type="float" office:value="0.66055994299999998" table:style-name="ce1">
            <text:p>0.660559943</text:p>
          </table:table-cell>
          <table:table-cell office:value-type="float" office:value="4.9128110000000003E-2" table:style-name="ce1">
            <text:p>0.04912811</text:p>
          </table:table-cell>
          <table:table-cell table:number-columns-repeated="16380" table:style-name="ce1"/>
        </table:table-row>
        <table:table-row table:style-name="ro1">
          <table:table-cell office:value-type="float" office:value="0.93123487100000002" table:style-name="ce1">
            <text:p>0.931234871</text:p>
          </table:table-cell>
          <table:table-cell office:value-type="float" office:value="-5.4796439999999997E-3" table:style-name="ce1">
            <text:p>-0.005479644</text:p>
          </table:table-cell>
          <table:table-cell office:value-type="float" office:value="0.66561921499999999" table:style-name="ce1">
            <text:p>0.665619215</text:p>
          </table:table-cell>
          <table:table-cell office:value-type="float" office:value="4.9448770000000003E-2" table:style-name="ce1">
            <text:p>0.04944877</text:p>
          </table:table-cell>
          <table:table-cell table:number-columns-repeated="16380" table:style-name="ce1"/>
        </table:table-row>
        <table:table-row table:style-name="ro1">
          <table:table-cell office:value-type="float" office:value="0.942438098" table:style-name="ce1">
            <text:p>0.942438098</text:p>
          </table:table-cell>
          <table:table-cell office:value-type="float" office:value="-6.8417729999999998E-3" table:style-name="ce1">
            <text:p>-0.006841773</text:p>
          </table:table-cell>
          <table:table-cell office:value-type="float" office:value="0.67042653799999996" table:style-name="ce1">
            <text:p>0.670426538</text:p>
          </table:table-cell>
          <table:table-cell office:value-type="float" office:value="4.9929527000000001E-2" table:style-name="ce1">
            <text:p>0.049929527</text:p>
          </table:table-cell>
          <table:table-cell table:number-columns-repeated="16380" table:style-name="ce1"/>
        </table:table-row>
        <table:table-row table:style-name="ro1">
          <table:table-cell office:value-type="float" office:value="0.95278440399999997" table:style-name="ce1">
            <text:p>0.952784404</text:p>
          </table:table-cell>
          <table:table-cell office:value-type="float" office:value="-6.292873E-3" table:style-name="ce1">
            <text:p>-0.006292873</text:p>
          </table:table-cell>
          <table:table-cell office:value-type="float" office:value="0.67725498799999995" table:style-name="ce1">
            <text:p>0.677254988</text:p>
          </table:table-cell>
          <table:table-cell office:value-type="float" office:value="5.0090216999999999E-2" table:style-name="ce1">
            <text:p>0.050090217</text:p>
          </table:table-cell>
          <table:table-cell table:number-columns-repeated="16380" table:style-name="ce1"/>
        </table:table-row>
        <table:table-row table:style-name="ro1">
          <table:table-cell office:value-type="float" office:value="0.96442786000000003" table:style-name="ce1">
            <text:p>0.96442786</text:p>
          </table:table-cell>
          <table:table-cell office:value-type="float" office:value="-4.2419119999999996E-3" table:style-name="ce1">
            <text:p>-0.004241912</text:p>
          </table:table-cell>
          <table:table-cell office:value-type="float" office:value="0.68105128599999998" table:style-name="ce1">
            <text:p>0.681051286</text:p>
          </table:table-cell>
          <table:table-cell office:value-type="float" office:value="5.0650948000000001E-2" table:style-name="ce1">
            <text:p>0.050650948</text:p>
          </table:table-cell>
          <table:table-cell table:number-columns-repeated="16380"/>
        </table:table-row>
        <table:table-row table:style-name="ro1">
          <table:table-cell office:value-type="float" office:value="0.97434607399999995" table:style-name="ce1">
            <text:p>0.974346074</text:p>
          </table:table-cell>
          <table:table-cell office:value-type="float" office:value="-2.6009789999999998E-3" table:style-name="ce1">
            <text:p>-0.002600979</text:p>
          </table:table-cell>
          <table:table-cell office:value-type="float" office:value="0.68839055100000002" table:style-name="ce1">
            <text:p>0.688390551</text:p>
          </table:table-cell>
          <table:table-cell office:value-type="float" office:value="5.1692332000000001E-2" table:style-name="ce1">
            <text:p>0.051692332</text:p>
          </table:table-cell>
          <table:table-cell table:number-columns-repeated="16380"/>
        </table:table-row>
        <table:table-row table:style-name="ro1">
          <table:table-cell office:value-type="float" office:value="0.98512488600000003" table:style-name="ce1">
            <text:p>0.985124886</text:p>
          </table:table-cell>
          <table:table-cell office:value-type="float" office:value="-1.5058859999999999E-3" table:style-name="ce1">
            <text:p>-0.001505886</text:p>
          </table:table-cell>
          <table:table-cell office:value-type="float" office:value="0.69142546900000001" table:style-name="ce1">
            <text:p>0.691425469</text:p>
          </table:table-cell>
          <table:table-cell office:value-type="float" office:value="5.1772644999999999E-2" table:style-name="ce1">
            <text:p>0.051772645</text:p>
          </table:table-cell>
          <table:table-cell table:number-columns-repeated="16380"/>
        </table:table-row>
        <table:table-row table:style-name="ro1">
          <table:table-cell office:value-type="float" office:value="0.99719422800000002" table:style-name="ce1">
            <text:p>0.997194228</text:p>
          </table:table-cell>
          <table:table-cell office:value-type="float" office:value="-1.366071E-3" table:style-name="ce1">
            <text:p>-0.001366071</text:p>
          </table:table-cell>
          <table:table-cell office:value-type="float" office:value="0.69446176999999998" table:style-name="ce1">
            <text:p>0.69446177</text:p>
          </table:table-cell>
          <table:table-cell office:value-type="float" office:value="5.2093134999999999E-2" table:style-name="ce1">
            <text:p>0.05209313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69876288900000005" table:style-name="ce1">
            <text:p>0.698762889</text:p>
          </table:table-cell>
          <table:table-cell office:value-type="float" office:value="5.2493790999999998E-2" table:style-name="ce1">
            <text:p>0.05249379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0306354699999996" table:style-name="ce1">
            <text:p>0.703063547</text:p>
          </table:table-cell>
          <table:table-cell office:value-type="float" office:value="5.2814387999999997E-2" table:style-name="ce1">
            <text:p>0.05281438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0711041200000002" table:style-name="ce1">
            <text:p>0.707110412</text:p>
          </table:table-cell>
          <table:table-cell office:value-type="float" office:value="5.2974844E-2" table:style-name="ce1">
            <text:p>0.05297484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1090578800000004" table:style-name="ce1">
            <text:p>0.710905788</text:p>
          </table:table-cell>
          <table:table-cell office:value-type="float" office:value="5.3375458000000001E-2" table:style-name="ce1">
            <text:p>0.05337545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1293014300000002" table:style-name="ce1">
            <text:p>0.712930143</text:p>
          </table:table-cell>
          <table:table-cell office:value-type="float" office:value="5.3615805000000002E-2" table:style-name="ce1">
            <text:p>0.05361580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1647449200000002" table:style-name="ce1">
            <text:p>0.716474492</text:p>
          </table:table-cell>
          <table:table-cell office:value-type="float" office:value="5.4336634000000002E-2" table:style-name="ce1">
            <text:p>0.05433663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1951217700000003" table:style-name="ce1">
            <text:p>0.719512177</text:p>
          </table:table-cell>
          <table:table-cell office:value-type="float" office:value="5.4897302000000002E-2" table:style-name="ce1">
            <text:p>0.05489730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2153745400000002" table:style-name="ce1">
            <text:p>0.721537454</text:p>
          </table:table-cell>
          <table:table-cell office:value-type="float" office:value="5.5297767999999997E-2" table:style-name="ce1">
            <text:p>0.05529776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2457559900000001" table:style-name="ce1">
            <text:p>0.724575599</text:p>
          </table:table-cell>
          <table:table-cell office:value-type="float" office:value="5.5938494999999998E-2" table:style-name="ce1">
            <text:p>0.05593849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2710708000000002" table:style-name="ce1">
            <text:p>0.72710708</text:p>
          </table:table-cell>
          <table:table-cell office:value-type="float" office:value="5.6419061999999999E-2" table:style-name="ce1">
            <text:p>0.05641906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3014476500000003" table:style-name="ce1">
            <text:p>0.730144765</text:p>
          </table:table-cell>
          <table:table-cell office:value-type="float" office:value="5.6979730999999999E-2" table:style-name="ce1">
            <text:p>0.05697973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73267532300000004" table:style-name="ce1">
            <text:p>0.732675323</text:p>
          </table:table-cell>
          <table:table-cell office:value-type="float" office:value="5.7300179E-2" table:style-name="ce1">
            <text:p>0.0573001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3494978200000005" table:style-name="ce1">
            <text:p>0.734949782</text:p>
          </table:table-cell>
          <table:table-cell office:value-type="float" office:value="5.7060192000000003E-2" table:style-name="ce1">
            <text:p>0.05706019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3823480399999997" table:style-name="ce1">
            <text:p>0.738234804</text:p>
          </table:table-cell>
          <table:table-cell office:value-type="float" office:value="5.6660170000000003E-2" table:style-name="ce1">
            <text:p>0.056660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4050834099999996" table:style-name="ce1">
            <text:p>0.740508341</text:p>
          </table:table-cell>
          <table:table-cell office:value-type="float" office:value="5.6260063999999999E-2" table:style-name="ce1">
            <text:p>0.05626006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4328900399999998" table:style-name="ce1">
            <text:p>0.743289004</text:p>
          </table:table-cell>
          <table:table-cell office:value-type="float" office:value="5.6100179E-2" table:style-name="ce1">
            <text:p>0.0561001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4606782199999999" table:style-name="ce1">
            <text:p>0.746067822</text:p>
          </table:table-cell>
          <table:table-cell office:value-type="float" office:value="5.5620056000000001E-2" table:style-name="ce1">
            <text:p>0.05562005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4859376899999996" table:style-name="ce1">
            <text:p>0.748593769</text:p>
          </table:table-cell>
          <table:table-cell office:value-type="float" office:value="5.5139911999999999E-2" table:style-name="ce1">
            <text:p>0.05513991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5162315300000004" table:style-name="ce1">
            <text:p>0.751623153</text:p>
          </table:table-cell>
          <table:table-cell office:value-type="float" office:value="5.4259514000000002E-2" table:style-name="ce1">
            <text:p>0.0542595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5440012700000003" table:style-name="ce1">
            <text:p>0.754400127</text:p>
          </table:table-cell>
          <table:table-cell office:value-type="float" office:value="5.3459154000000002E-2" table:style-name="ce1">
            <text:p>0.05345915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56166538" table:style-name="ce1">
            <text:p>0.756166538</text:p>
          </table:table-cell>
          <table:table-cell office:value-type="float" office:value="5.2818827999999998E-2" table:style-name="ce1">
            <text:p>0.05281882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5793018099999998" table:style-name="ce1">
            <text:p>0.757930181</text:p>
          </table:table-cell>
          <table:table-cell office:value-type="float" office:value="5.1698147E-2" table:style-name="ce1">
            <text:p>0.05169814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60959104" table:style-name="ce1">
            <text:p>0.760959104</text:p>
          </table:table-cell>
          <table:table-cell office:value-type="float" office:value="5.0737690000000002E-2" table:style-name="ce1">
            <text:p>0.0507376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6423997600000004" table:style-name="ce1">
            <text:p>0.764239976</text:p>
          </table:table-cell>
          <table:table-cell office:value-type="float" office:value="4.9617135E-2" table:style-name="ce1">
            <text:p>0.04961713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6600408099999995" table:style-name="ce1">
            <text:p>0.766004081</text:p>
          </table:table-cell>
          <table:table-cell office:value-type="float" office:value="4.8576513000000002E-2" table:style-name="ce1">
            <text:p>0.04857651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6776772500000001" table:style-name="ce1">
            <text:p>0.767767725</text:p>
          </table:table-cell>
          <table:table-cell office:value-type="float" office:value="4.7455832000000003E-2" table:style-name="ce1">
            <text:p>0.0474558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7079618599999999" table:style-name="ce1">
            <text:p>0.770796186</text:p>
          </table:table-cell>
          <table:table-cell office:value-type="float" office:value="4.6415314999999999E-2" table:style-name="ce1">
            <text:p>0.04641531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7255982999999995" table:style-name="ce1">
            <text:p>0.77255983</text:p>
          </table:table-cell>
          <table:table-cell office:value-type="float" office:value="4.5294634E-2" table:style-name="ce1">
            <text:p>0.04529463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7407290799999995" table:style-name="ce1">
            <text:p>0.774072908</text:p>
          </table:table-cell>
          <table:table-cell office:value-type="float" office:value="4.4574228E-2" table:style-name="ce1">
            <text:p>0.04457422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76595166" table:style-name="ce1">
            <text:p>0.776595166</text:p>
          </table:table-cell>
          <table:table-cell office:value-type="float" office:value="4.3453609999999997E-2" table:style-name="ce1">
            <text:p>0.043453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7835973199999997" table:style-name="ce1">
            <text:p>0.778359732</text:p>
          </table:table-cell>
          <table:table-cell office:value-type="float" office:value="4.2493046999999999E-2" table:style-name="ce1">
            <text:p>0.04249304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8037532499999995" table:style-name="ce1">
            <text:p>0.780375325</text:p>
          </table:table-cell>
          <table:table-cell office:value-type="float" office:value="4.1212268000000003E-2" table:style-name="ce1">
            <text:p>0.0412122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8214035199999998" table:style-name="ce1">
            <text:p>0.782140352</text:p>
          </table:table-cell>
          <table:table-cell office:value-type="float" office:value="4.0331764999999999E-2" table:style-name="ce1">
            <text:p>0.04033176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8365066299999997" table:style-name="ce1">
            <text:p>0.783650663</text:p>
          </table:table-cell>
          <table:table-cell office:value-type="float" office:value="3.9131002999999998E-2" table:style-name="ce1">
            <text:p>0.0391310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8743174400000004" table:style-name="ce1">
            <text:p>0.787431744</text:p>
          </table:table-cell>
          <table:table-cell office:value-type="float" office:value="3.7049779999999997E-2" table:style-name="ce1">
            <text:p>0.0370497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8995307999999997" table:style-name="ce1">
            <text:p>0.78995308</text:p>
          </table:table-cell>
          <table:table-cell office:value-type="float" office:value="3.5769043E-2" table:style-name="ce1">
            <text:p>0.03576904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121051899999995" table:style-name="ce1">
            <text:p>0.791210519</text:p>
          </table:table-cell>
          <table:table-cell office:value-type="float" office:value="3.4568260000000003E-2" table:style-name="ce1">
            <text:p>0.034568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297278000000004" table:style-name="ce1">
            <text:p>0.79297278</text:p>
          </table:table-cell>
          <table:table-cell office:value-type="float" office:value="3.3207400999999998E-2" table:style-name="ce1">
            <text:p>0.03320740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473642300000003" table:style-name="ce1">
            <text:p>0.794736423</text:p>
          </table:table-cell>
          <table:table-cell office:value-type="float" office:value="3.2086719999999999E-2" table:style-name="ce1">
            <text:p>0.0320867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6245812" table:style-name="ce1">
            <text:p>0.796245812</text:p>
          </table:table-cell>
          <table:table-cell office:value-type="float" office:value="3.0725840000000001E-2" table:style-name="ce1">
            <text:p>0.030725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750509700000005" table:style-name="ce1">
            <text:p>0.797505097</text:p>
          </table:table-cell>
          <table:table-cell office:value-type="float" office:value="2.9845294000000001E-2" table:style-name="ce1">
            <text:p>0.02984529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79851104799999995" table:style-name="ce1">
            <text:p>0.798511048</text:p>
          </table:table-cell>
          <table:table-cell office:value-type="float" office:value="2.8884667999999999E-2" table:style-name="ce1">
            <text:p>0.0288846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128387199999995" table:style-name="ce1">
            <text:p>0.801283872</text:p>
          </table:table-cell>
          <table:table-cell office:value-type="float" office:value="2.7363775E-2" table:style-name="ce1">
            <text:p>0.0273637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330130899999996" table:style-name="ce1">
            <text:p>0.803301309</text:p>
          </table:table-cell>
          <table:table-cell office:value-type="float" office:value="2.6403233000000002E-2" table:style-name="ce1">
            <text:p>0.02640323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430818299999995" table:style-name="ce1">
            <text:p>0.804308183</text:p>
          </table:table-cell>
          <table:table-cell office:value-type="float" office:value="2.5602725E-2" table:style-name="ce1">
            <text:p>0.02560272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582033900000005" table:style-name="ce1">
            <text:p>0.805820339</text:p>
          </table:table-cell>
          <table:table-cell office:value-type="float" office:value="2.47222E-2" table:style-name="ce1">
            <text:p>0.024722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758398300000001" table:style-name="ce1">
            <text:p>0.807583983</text:p>
          </table:table-cell>
          <table:table-cell office:value-type="float" office:value="2.3601519000000001E-2" table:style-name="ce1">
            <text:p>0.02360151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09350393" table:style-name="ce1">
            <text:p>0.809350393</text:p>
          </table:table-cell>
          <table:table-cell office:value-type="float" office:value="2.2961193000000001E-2" table:style-name="ce1">
            <text:p>0.02296119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1263910500000003" table:style-name="ce1">
            <text:p>0.812639105</text:p>
          </table:table-cell>
          <table:table-cell office:value-type="float" office:value="2.3201645999999999E-2" table:style-name="ce1">
            <text:p>0.02320164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1567771200000005" table:style-name="ce1">
            <text:p>0.815677712</text:p>
          </table:table-cell>
          <table:table-cell office:value-type="float" office:value="2.3922432E-2" table:style-name="ce1">
            <text:p>0.0239224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2124226499999997" table:style-name="ce1">
            <text:p>0.821242265</text:p>
          </table:table-cell>
          <table:table-cell office:value-type="float" office:value="2.4163074999999999E-2" table:style-name="ce1">
            <text:p>0.0241630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2402246700000004" table:style-name="ce1">
            <text:p>0.824022467</text:p>
          </table:table-cell>
          <table:table-cell office:value-type="float" office:value="2.3923130000000001E-2" table:style-name="ce1">
            <text:p>0.0239231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25538773" table:style-name="ce1">
            <text:p>0.825538773</text:p>
          </table:table-cell>
          <table:table-cell office:value-type="float" office:value="2.3763138999999999E-2" table:style-name="ce1">
            <text:p>0.02376313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2806656499999998" table:style-name="ce1">
            <text:p>0.828066565</text:p>
          </table:table-cell>
          <table:table-cell office:value-type="float" office:value="2.3603231999999998E-2" table:style-name="ce1">
            <text:p>0.02360323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033364499999995" table:style-name="ce1">
            <text:p>0.830333645</text:p>
          </table:table-cell>
          <table:table-cell office:value-type="float" office:value="2.2082296000000001E-2" table:style-name="ce1">
            <text:p>0.02208229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159246899999995" table:style-name="ce1">
            <text:p>0.831592469</text:p>
          </table:table-cell>
          <table:table-cell office:value-type="float" office:value="2.1121691000000001E-2" table:style-name="ce1">
            <text:p>0.02112169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209313900000004" table:style-name="ce1">
            <text:p>0.832093139</text:p>
          </table:table-cell>
          <table:table-cell office:value-type="float" office:value="2.0241082000000001E-2" table:style-name="ce1">
            <text:p>0.0202410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436575300000004" table:style-name="ce1">
            <text:p>0.834365753</text:p>
          </table:table-cell>
          <table:table-cell office:value-type="float" office:value="1.9680857E-2" table:style-name="ce1">
            <text:p>0.0196808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739744299999996" table:style-name="ce1">
            <text:p>0.837397443</text:p>
          </table:table-cell>
          <table:table-cell office:value-type="float" office:value="1.9200755999999999E-2" table:style-name="ce1">
            <text:p>0.01920075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39923851" table:style-name="ce1">
            <text:p>0.839923851</text:p>
          </table:table-cell>
          <table:table-cell office:value-type="float" office:value="1.8800671000000001E-2" table:style-name="ce1">
            <text:p>0.01880067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4219738799999999" table:style-name="ce1">
            <text:p>0.842197388</text:p>
          </table:table-cell>
          <table:table-cell office:value-type="float" office:value="1.8400565000000001E-2" table:style-name="ce1">
            <text:p>0.01840056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4447092499999998" table:style-name="ce1">
            <text:p>0.844470925</text:p>
          </table:table-cell>
          <table:table-cell office:value-type="float" office:value="1.8000459E-2" table:style-name="ce1">
            <text:p>0.01800045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4826353399999999" table:style-name="ce1">
            <text:p>0.848263534</text:p>
          </table:table-cell>
          <table:table-cell office:value-type="float" office:value="1.7920716999999999E-2" table:style-name="ce1">
            <text:p>0.01792071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028558300000001" table:style-name="ce1">
            <text:p>0.850285583</text:p>
          </table:table-cell>
          <table:table-cell office:value-type="float" office:value="1.7760768E-2" table:style-name="ce1">
            <text:p>0.01776076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205522099999997" table:style-name="ce1">
            <text:p>0.852055221</text:p>
          </table:table-cell>
          <table:table-cell office:value-type="float" office:value="1.7680857000000001E-2" table:style-name="ce1">
            <text:p>0.0176808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331634999999995" table:style-name="ce1">
            <text:p>0.85331635</text:p>
          </table:table-cell>
          <table:table-cell office:value-type="float" office:value="1.7120547999999999E-2" table:style-name="ce1">
            <text:p>0.01712054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457701799999997" table:style-name="ce1">
            <text:p>0.854577018</text:p>
          </table:table-cell>
          <table:table-cell office:value-type="float" office:value="1.6480179000000001E-2" table:style-name="ce1">
            <text:p>0.01648017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659676100000004" table:style-name="ce1">
            <text:p>0.856596761</text:p>
          </table:table-cell>
          <table:table-cell office:value-type="float" office:value="1.5919934E-2" table:style-name="ce1">
            <text:p>0.01591993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5861512100000004" table:style-name="ce1">
            <text:p>0.858615121</text:p>
          </table:table-cell>
          <table:table-cell office:value-type="float" office:value="1.5119511E-2" table:style-name="ce1">
            <text:p>0.01511951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6165372799999995" table:style-name="ce1">
            <text:p>0.861653728</text:p>
          </table:table-cell>
          <table:table-cell office:value-type="float" office:value="1.5840297999999999E-2" table:style-name="ce1">
            <text:p>0.01584029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6393556500000002" table:style-name="ce1">
            <text:p>0.863935565</text:p>
          </table:table-cell>
          <table:table-cell office:value-type="float" office:value="1.6881258E-2" table:style-name="ce1">
            <text:p>0.01688125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6495489000000003" table:style-name="ce1">
            <text:p>0.86495489</text:p>
          </table:table-cell>
          <table:table-cell office:value-type="float" office:value="1.8242350000000001E-2" table:style-name="ce1">
            <text:p>0.0182423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6597052600000002" table:style-name="ce1">
            <text:p>0.865970526</text:p>
          </table:table-cell>
          <table:table-cell office:value-type="float" office:value="1.8962967000000001E-2" table:style-name="ce1">
            <text:p>0.01896296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6724087800000005" table:style-name="ce1">
            <text:p>0.867240878</text:p>
          </table:table-cell>
          <table:table-cell office:value-type="float" office:value="2.0003843E-2" table:style-name="ce1">
            <text:p>0.02000384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7053420000000004" table:style-name="ce1">
            <text:p>0.8705342</text:p>
          </table:table-cell>
          <table:table-cell office:value-type="float" office:value="2.1044888000000001E-2" table:style-name="ce1">
            <text:p>0.0210448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7357096300000003" table:style-name="ce1">
            <text:p>0.873570963</text:p>
          </table:table-cell>
          <table:table-cell office:value-type="float" office:value="2.1445438000000001E-2" table:style-name="ce1">
            <text:p>0.02144543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7862746800000002" table:style-name="ce1">
            <text:p>0.878627468</text:p>
          </table:table-cell>
          <table:table-cell office:value-type="float" office:value="2.1285742999999999E-2" table:style-name="ce1">
            <text:p>0.02128574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8089962099999997" table:style-name="ce1">
            <text:p>0.880899621</text:p>
          </table:table-cell>
          <table:table-cell office:value-type="float" office:value="2.0645459000000001E-2" table:style-name="ce1">
            <text:p>0.02064545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8392900500000005" table:style-name="ce1">
            <text:p>0.883929005</text:p>
          </table:table-cell>
          <table:table-cell office:value-type="float" office:value="1.9765061E-2" table:style-name="ce1">
            <text:p>0.0197650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8518875100000005" table:style-name="ce1">
            <text:p>0.885188751</text:p>
          </table:table-cell>
          <table:table-cell office:value-type="float" office:value="1.8964575000000001E-2" table:style-name="ce1">
            <text:p>0.01896457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8821813500000002" table:style-name="ce1">
            <text:p>0.888218135</text:p>
          </table:table-cell>
          <table:table-cell office:value-type="float" office:value="1.8084177E-2" table:style-name="ce1">
            <text:p>0.01808417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9074223699999999" table:style-name="ce1">
            <text:p>0.890742237</text:p>
          </table:table-cell>
          <table:table-cell office:value-type="float" office:value="1.7283796000000001E-2" table:style-name="ce1">
            <text:p>0.01728379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9427920900000002" table:style-name="ce1">
            <text:p>0.894279209</text:p>
          </table:table-cell>
          <table:table-cell office:value-type="float" office:value="1.6723676999999999E-2" table:style-name="ce1">
            <text:p>0.01672367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89782309699999996" table:style-name="ce1">
            <text:p>0.897823097</text:p>
          </table:table-cell>
          <table:table-cell office:value-type="float" office:value="1.7364447000000002E-2" table:style-name="ce1">
            <text:p>0.01736444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0060883300000005" table:style-name="ce1">
            <text:p>0.900608833</text:p>
          </table:table-cell>
          <table:table-cell office:value-type="float" office:value="1.8085212999999999E-2" table:style-name="ce1">
            <text:p>0.01808521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03392262" table:style-name="ce1">
            <text:p>0.903392262</text:p>
          </table:table-cell>
          <table:table-cell office:value-type="float" office:value="1.8405682E-2" table:style-name="ce1">
            <text:p>0.01840568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0668235699999999" table:style-name="ce1">
            <text:p>0.906682357</text:p>
          </table:table-cell>
          <table:table-cell office:value-type="float" office:value="1.8886312999999998E-2" table:style-name="ce1">
            <text:p>0.01888631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1098117099999998" table:style-name="ce1">
            <text:p>0.910981171</text:p>
          </table:table-cell>
          <table:table-cell office:value-type="float" office:value="1.8886672E-2" table:style-name="ce1">
            <text:p>0.01888667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1350850100000003" table:style-name="ce1">
            <text:p>0.913508501</text:p>
          </table:table-cell>
          <table:table-cell office:value-type="float" office:value="1.8646705999999999E-2" table:style-name="ce1">
            <text:p>0.01864670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1705146699999995" table:style-name="ce1">
            <text:p>0.917051467</text:p>
          </table:table-cell>
          <table:table-cell office:value-type="float" office:value="1.9127357000000001E-2" table:style-name="ce1">
            <text:p>0.0191273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2084961099999996" table:style-name="ce1">
            <text:p>0.920849611</text:p>
          </table:table-cell>
          <table:table-cell office:value-type="float" office:value="2.0008326E-2" table:style-name="ce1">
            <text:p>0.02000832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2590980499999997" table:style-name="ce1">
            <text:p>0.925909805</text:p>
          </table:table-cell>
          <table:table-cell office:value-type="float" office:value="2.0489105000000001E-2" table:style-name="ce1">
            <text:p>0.02048910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2869323500000001" table:style-name="ce1">
            <text:p>0.928693235</text:p>
          </table:table-cell>
          <table:table-cell office:value-type="float" office:value="2.0809574000000001E-2" table:style-name="ce1">
            <text:p>0.02080957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3147343699999996" table:style-name="ce1">
            <text:p>0.931473437</text:p>
          </table:table-cell>
          <table:table-cell office:value-type="float" office:value="2.0569628999999999E-2" table:style-name="ce1">
            <text:p>0.02056962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3500994699999995" table:style-name="ce1">
            <text:p>0.935009947</text:p>
          </table:table-cell>
          <table:table-cell office:value-type="float" office:value="1.9929451000000001E-2" table:style-name="ce1">
            <text:p>0.01992945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3727795000000003" table:style-name="ce1">
            <text:p>0.93727795</text:p>
          </table:table-cell>
          <table:table-cell office:value-type="float" office:value="1.8568634000000001E-2" table:style-name="ce1">
            <text:p>0.01856863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38537234" table:style-name="ce1">
            <text:p>0.938537234</text:p>
          </table:table-cell>
          <table:table-cell office:value-type="float" office:value="1.7688088000000001E-2" table:style-name="ce1">
            <text:p>0.0176880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3979744099999996" table:style-name="ce1">
            <text:p>0.939797441</text:p>
          </table:table-cell>
          <table:table-cell office:value-type="float" office:value="1.6967660999999998E-2" table:style-name="ce1">
            <text:p>0.01696766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4181672299999997" table:style-name="ce1">
            <text:p>0.941816723</text:p>
          </table:table-cell>
          <table:table-cell office:value-type="float" office:value="1.6327356000000001E-2" table:style-name="ce1">
            <text:p>0.01632735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4610908000000005" table:style-name="ce1">
            <text:p>0.94610908</text:p>
          </table:table-cell>
          <table:table-cell office:value-type="float" office:value="1.5206885999999999E-2" table:style-name="ce1">
            <text:p>0.01520688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4989892300000001" table:style-name="ce1">
            <text:p>0.949898923</text:p>
          </table:table-cell>
          <table:table-cell office:value-type="float" office:value="1.4646789E-2" table:style-name="ce1">
            <text:p>0.01464678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5267635799999995" table:style-name="ce1">
            <text:p>0.952676358</text:p>
          </table:table-cell>
          <table:table-cell office:value-type="float" office:value="1.3926488000000001E-2" table:style-name="ce1">
            <text:p>0.01392648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5696779300000001" table:style-name="ce1">
            <text:p>0.956967793</text:p>
          </table:table-cell>
          <table:table-cell office:value-type="float" office:value="1.26459E-2" table:style-name="ce1">
            <text:p>0.012645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5899076400000005" table:style-name="ce1">
            <text:p>0.958990764</text:p>
          </table:table-cell>
          <table:table-cell office:value-type="float" office:value="1.2646068999999999E-2" table:style-name="ce1">
            <text:p>0.01264606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6101465799999997" table:style-name="ce1">
            <text:p>0.961014658</text:p>
          </table:table-cell>
          <table:table-cell office:value-type="float" office:value="1.2806357000000001E-2" table:style-name="ce1">
            <text:p>0.01280635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6430475199999999" table:style-name="ce1">
            <text:p>0.964304752</text:p>
          </table:table-cell>
          <table:table-cell office:value-type="float" office:value="1.3286987E-2" table:style-name="ce1">
            <text:p>0.01328698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6582428600000003" table:style-name="ce1">
            <text:p>0.965824286</text:p>
          </table:table-cell>
          <table:table-cell office:value-type="float" office:value="1.3687410000000001E-2" table:style-name="ce1">
            <text:p>0.01368741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69870228" table:style-name="ce1">
            <text:p>0.969870228</text:p>
          </table:table-cell>
          <table:table-cell office:value-type="float" office:value="1.3687748E-2" table:style-name="ce1">
            <text:p>0.01368774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7670421200000002" table:style-name="ce1">
            <text:p>0.976704212</text:p>
          </table:table-cell>
          <table:table-cell office:value-type="float" office:value="1.4809149000000001E-2" table:style-name="ce1">
            <text:p>0.01480914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7847938400000001" table:style-name="ce1">
            <text:p>0.978479384</text:p>
          </table:table-cell>
          <table:table-cell office:value-type="float" office:value="1.5689947999999999E-2" table:style-name="ce1">
            <text:p>0.01568994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8050742800000001" table:style-name="ce1">
            <text:p>0.980507428</text:p>
          </table:table-cell>
          <table:table-cell office:value-type="float" office:value="1.6570768999999999E-2" table:style-name="ce1">
            <text:p>0.01657076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8481361899999997" table:style-name="ce1">
            <text:p>0.984813619</text:p>
          </table:table-cell>
          <table:table-cell office:value-type="float" office:value="1.7852076000000001E-2" table:style-name="ce1">
            <text:p>0.017852076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8759843300000005" table:style-name="ce1">
            <text:p>0.987598433</text:p>
          </table:table-cell>
          <table:table-cell office:value-type="float" office:value="1.8412723999999998E-2" table:style-name="ce1">
            <text:p>0.01841272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9038278499999999" table:style-name="ce1">
            <text:p>0.990382785</text:p>
          </table:table-cell>
          <table:table-cell office:value-type="float" office:value="1.8893311999999999E-2" table:style-name="ce1">
            <text:p>0.01889331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9468436500000001" table:style-name="ce1">
            <text:p>0.994684365</text:p>
          </table:table-cell>
          <table:table-cell office:value-type="float" office:value="1.9374026999999999E-2" table:style-name="ce1">
            <text:p>0.019374027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99771743800000001" table:style-name="ce1">
            <text:p>0.997717438</text:p>
          </table:table-cell>
          <table:table-cell office:value-type="float" office:value="1.9134103E-2" table:style-name="ce1">
            <text:p>0.01913410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.0002429239999999" table:style-name="ce1">
            <text:p>1.000242924</text:p>
          </table:table-cell>
          <table:table-cell office:value-type="float" office:value="1.8573899000000001E-2" table:style-name="ce1">
            <text:p>0.018573899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.0012530260000001" table:style-name="ce1">
            <text:p>1.001253026</text:p>
          </table:table-cell>
          <table:table-cell office:value-type="float" office:value="1.8333806000000001E-2" table:style-name="ce1">
            <text:p>0.018333806</text:p>
          </table:table-cell>
          <table:table-cell table:number-columns-repeated="16380"/>
        </table:table-row>
        <table:table-row table:number-rows-repeated="10483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 number:language="it" number:country="IT">
      <number:scientific-number number:decimal-places="2" number:min-integer-digits="1" number:min-exponent-digits="2"/>
    </number:number-style>
    <number:currency-style style:name="N37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  <style:text-properties fo:color="#000000" style:font-name="Calibri" style:font-name-asian="Calibri" style:font-name-complex="Calibri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  <style:text-properties fo:color="#000000" style:font-name="Calibri" style:font-name-asian="Calibri" style:font-name-complex="Calibri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  <style:text-properties fo:color="#000000" style:font-name="Calibri" style:font-name-asian="Calibri" style:font-name-complex="Calibri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  <style:text-properties fo:color="#000000" style:font-name="Calibri" style:font-name-asian="Calibri" style:font-name-complex="Calibri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EEBF7"/>
      <style:text-properties fo:color="#000000" style:font-name="Calibri" style:font-name-asian="Calibri" style:font-name-complex="Calibri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  <style:text-properties fo:color="#000000" style:font-name="Calibri" style:font-name-asian="Calibri" style:font-name-complex="Calibri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  <style:text-properties fo:color="#000000" style:font-name="Calibri" style:font-name-asian="Calibri" style:font-name-complex="Calibri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fo:color="#000000" style:font-name="Calibri" style:font-name-asian="Calibri" style:font-name-complex="Calibri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fo:color="#000000" style:font-name="Calibri" style:font-name-asian="Calibri" style:font-name-complex="Calibri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fo:color="#000000" style:font-name="Calibri" style:font-name-asian="Calibri" style:font-name-complex="Calibri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DD7EE"/>
      <style:text-properties fo:color="#000000" style:font-name="Calibri" style:font-name-asian="Calibri" style:font-name-complex="Calibri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fo:color="#000000" style:font-name="Calibri" style:font-name-asian="Calibri" style:font-name-complex="Calibri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8FAADC"/>
      <style:text-properties fo:color="#000000" style:font-name="Calibri" style:font-name-asian="Calibri" style:font-name-complex="Calibri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000000" style:font-name="Calibri" style:font-name-asian="Calibri" style:font-name-complex="Calibri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000000" style:font-name="Calibri" style:font-name-asian="Calibri" style:font-name-complex="Calibri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000000" style:font-name="Calibri" style:font-name-asian="Calibri" style:font-name-complex="Calibri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9DC3E6"/>
      <style:text-properties fo:color="#000000" style:font-name="Calibri" style:font-name-asian="Calibri" style:font-name-complex="Calibri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000000" style:font-name="Calibri" style:font-name-asian="Calibri" style:font-name-complex="Calibri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 style:font-name="Calibri" style:font-name-asian="Calibri" style:font-name-complex="Calibri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 style:font-name="Calibri" style:font-name-asian="Calibri" style:font-name-complex="Calibri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 style:font-name="Calibri" style:font-name-asian="Calibri" style:font-name-complex="Calibri"/>
    </style:style>
    <style:style style:name="Excel_32_Built-in_32_Accent5" style:display-name="Excel Built-in Accent5" style:family="table-cell" style:data-style-name="N0">
      <style:table-cell-properties style:vertical-align="automatic" fo:background-color="#5B9BD5"/>
      <style:text-properties fo:color="#FFFFFF" style:font-name="Calibri" style:font-name-asian="Calibri" style:font-name-complex="Calibri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" style:font-name-asian="Calibri" style:font-name-complex="Calibri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Heading_32_1" style:display-name="Excel Built-in Heading 1" style:family="table-cell" style:data-style-name="N0">
      <style:table-cell-properties fo:border-top="none" fo:border-bottom="thin solid #4472C4" fo:border-left="none" fo:border-right="none" style:vertical-align="automatic" fo:background-color="transparent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thin solid #A1B8E1" fo:border-left="none" fo:border-right="none" style:vertical-align="automatic" fo:background-color="transparent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8FAADC" fo:border-left="none" fo:border-right="none" style:vertical-align="automatic" fo:background-color="transparent"/>
      <style:text-properties fo:color="#44546A" style:font-name="Calibri" style:font-name-asian="Calibri" style:font-name-complex="Calibri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style:font-name="Calibri" style:font-name-asian="Calibri" style:font-name-complex="Calibri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/>
    </style:style>
    <style:style style:name="Excel_32_Built-in_32_Linked_32_Cell" style:display-name="Excel Built-in 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 style:font-name="Calibri" style:font-name-asian="Calibri" style:font-name-complex="Calibri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5700" style:font-name="Calibri" style:font-name-asian="Calibri" style:font-name-complex="Calibri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4472C4" fo:border-bottom="thin double #4472C4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lex</dc:creator>
    <dc:date>2022-10-14T09:14:38Z</dc:date>
    <meta:editing-cycles>1</meta:editing-cycles>
    <meta:editing-duration>PT112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dash" draw:stroke-dash="a3" svg:stroke-width="0.02087in" svg:stroke-color="#76717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7in" svg:stroke-color="#afabab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7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scatter" svg:height="301.2377165354331pt" svg:width="761.9527559055118pt" chart:style-name="Crt0">
        <chart:title svg:x="292.2694488188976pt" svg:y="3.741417322834645pt" chart:style-name="CT00">
          <text:p text:style-name="a0" text:class-names="" text:cond-style-name="">Marker 1 Horizontal displacement</text:p>
        </chart:title>
        <chart:legend chart:legend-position="bottom" chart:legend-align="center" chart:style-name="Lgnd"/>
        <chart:plot-area svg:x="62.87007874015748pt" svg:y="25.90622047244095pt" svg:width="699.0826771653543pt" svg:height="246.4208661417323pt" chart:style-name="Plt0">
          <chart:axis chart:dimension="y" chart:name="primary-y" chart:style-name="Axs0">
            <chart:title chart:style-name="AT00">
              <text:p text:style-name="a1" text:class-names="" text:cond-style-name="">Displacement [m]</text:p>
            </chart:title>
            <chart:grid chart:class="major" chart:style-name="GMa0"/>
          </chart:axis>
          <chart:axis chart:dimension="x" chart:name="primary-x" chart:style-name="Axs1">
            <chart:title svg:x="375.4914960629921pt" svg:y="265.9497637795276pt" chart:style-name="AT01">
              <text:p text:style-name="a2" text:class-names="" text:cond-style-name="">Time [s]</text:p>
            </chart:title>
            <chart:grid chart:class="major" chart:style-name="GMa1"/>
          </chart:axis>
          <chart:series chart:label-cell-address="ModelComparison.$A$1" chart:values-cell-range-address="ModelComparison.$B$3:.$B$234" chart:class="chart:scatter" chart:attached-axis="primary-y" chart:style-name="G0S0">
            <chart:domain table:cell-range-address="ModelComparison.$A$3:.$A$234"/>
            <chart:data-point chart:repeated="232"/>
          </chart:series>
          <chart:series chart:label-cell-address="ModelComparison.$C$1" chart:values-cell-range-address="ModelComparison.$D$3:.$D$234" chart:class="chart:scatter" chart:attached-axis="primary-y" chart:style-name="G0S1">
            <chart:domain table:cell-range-address="ModelComparison.$C$3:.$C$234"/>
            <chart:data-point chart:repeated="232"/>
          </chart:series>
          <chart:series chart:label-cell-address="ModelComparison.$F$2" chart:values-cell-range-address="ModelComparison.$F$3:.$F$103" chart:class="chart:scatter" chart:attached-axis="primary-y" chart:style-name="G0S2">
            <chart:domain table:cell-range-address="ModelComparison.$E$3:.$E$103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3318in" draw:distance="0.02087in"/>
  </office:styles>
</office:document-styles>
</file>